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00000016FE3C67FF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2" style:family="table">
      <style:table-properties style:width="16.242cm" fo:margin-left="0.009cm" fo:margin-top="0cm" fo:margin-bottom="0cm" table:align="left" style:writing-mode="lr-tb"/>
    </style:style>
    <style:style style:name="Tabela2.A" style:family="table-column">
      <style:table-column-properties style:column-width="2.24cm"/>
    </style:style>
    <style:style style:name="Tabela2.B" style:family="table-column">
      <style:table-column-properties style:column-width="1.503cm"/>
    </style:style>
    <style:style style:name="Tabela2.C" style:family="table-column">
      <style:table-column-properties style:column-width="2.921cm"/>
    </style:style>
    <style:style style:name="Tabela2.D" style:family="table-column">
      <style:table-column-properties style:column-width="0.577cm"/>
    </style:style>
    <style:style style:name="Tabela2.E" style:family="table-column">
      <style:table-column-properties style:column-width="1.48cm"/>
    </style:style>
    <style:style style:name="Tabela2.F" style:family="table-column">
      <style:table-column-properties style:column-width="2.29cm"/>
    </style:style>
    <style:style style:name="Tabela2.G" style:family="table-column">
      <style:table-column-properties style:column-width="2.565cm"/>
    </style:style>
    <style:style style:name="Tabela2.H" style:family="table-column">
      <style:table-column-properties style:column-width="2.665cm"/>
    </style:style>
    <style:style style:name="Tabela2.1" style:family="table-row">
      <style:table-row-properties style:min-row-height="0.603cm" fo:keep-together="auto"/>
    </style:style>
    <style:style style:name="Tabela2.A1" style:family="table-cell">
      <style:table-cell-properties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E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fo:keep-together="auto"/>
    </style:style>
    <style:style style:name="Tabe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H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4" style:family="table-row">
      <style:table-row-properties fo:keep-together="auto"/>
    </style:style>
    <style:style style:name="Tabe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5" style:family="table-row">
      <style:table-row-properties fo:keep-together="auto"/>
    </style:style>
    <style:style style:name="Tabe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8.398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2.993cm" fo:margin-left="0cm" fo:margin-top="0cm" fo:margin-bottom="0cm" table:align="left" style:writing-mode="lr-tb"/>
    </style:style>
    <style:style style:name="Tabela1.A" style:family="table-column">
      <style:table-column-properties style:column-width="1.307cm"/>
    </style:style>
    <style:style style:name="Tabela1.B" style:family="table-column">
      <style:table-column-properties style:column-width="5.683cm"/>
    </style:style>
    <style:style style:name="Tabela1.C" style:family="table-column">
      <style:table-column-properties style:column-width="6.0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" style:family="table">
      <style:table-properties style:width="16.242cm" fo:margin-left="0.009cm" fo:margin-top="0cm" fo:margin-bottom="0cm" table:align="left" style:writing-mode="lr-tb"/>
    </style:style>
    <style:style style:name="Tabela4.A" style:family="table-column">
      <style:table-column-properties style:column-width="2.24cm"/>
    </style:style>
    <style:style style:name="Tabela4.B" style:family="table-column">
      <style:table-column-properties style:column-width="1.503cm"/>
    </style:style>
    <style:style style:name="Tabela4.C" style:family="table-column">
      <style:table-column-properties style:column-width="2.921cm"/>
    </style:style>
    <style:style style:name="Tabela4.D" style:family="table-column">
      <style:table-column-properties style:column-width="0.577cm"/>
    </style:style>
    <style:style style:name="Tabela4.E" style:family="table-column">
      <style:table-column-properties style:column-width="1.48cm"/>
    </style:style>
    <style:style style:name="Tabela4.F" style:family="table-column">
      <style:table-column-properties style:column-width="2.29cm"/>
    </style:style>
    <style:style style:name="Tabela4.G" style:family="table-column">
      <style:table-column-properties style:column-width="2.565cm"/>
    </style:style>
    <style:style style:name="Tabela4.H" style:family="table-column">
      <style:table-column-properties style:column-width="2.665cm"/>
    </style:style>
    <style:style style:name="Tabela4.1" style:family="table-row">
      <style:table-row-properties style:min-row-height="0.603cm" fo:keep-together="auto"/>
    </style:style>
    <style:style style:name="Tabela4.A1" style:family="table-cell">
      <style:table-cell-properties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fo:keep-together="auto"/>
    </style:style>
    <style:style style:name="Tabe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G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3" style:family="table-row">
      <style:table-row-properties fo:keep-together="auto"/>
    </style:style>
    <style:style style:name="Tabela4.A3" style:family="table-cell">
      <style:table-cell-properties style:vertical-align="middle"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G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H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4" style:family="table-row">
      <style:table-row-properties fo:keep-together="auto"/>
    </style:style>
    <style:style style:name="Tabe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5" style:family="table-row">
      <style:table-row-properties fo:keep-together="auto"/>
    </style:style>
    <style:style style:name="Tabe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6" style:family="table-row">
      <style:table-row-properties style:min-row-height="1.492cm" fo:keep-together="auto"/>
    </style:style>
    <style:style style:name="Tabe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2.993cm" fo:margin-left="0cm" fo:margin-top="0cm" fo:margin-bottom="0cm" table:align="left" style:writing-mode="lr-tb"/>
    </style:style>
    <style:style style:name="Tabela3.A" style:family="table-column">
      <style:table-column-properties style:column-width="1.307cm"/>
    </style:style>
    <style:style style:name="Tabela3.B" style:family="table-column">
      <style:table-column-properties style:column-width="5.683cm"/>
    </style:style>
    <style:style style:name="Tabela3.C" style:family="table-column">
      <style:table-column-properties style:column-width="6.0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3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" style:family="table">
      <style:table-properties style:width="16.242cm" fo:margin-left="0.009cm" fo:margin-top="0cm" fo:margin-bottom="0cm" table:align="left" style:writing-mode="lr-tb"/>
    </style:style>
    <style:style style:name="Tabela6.A" style:family="table-column">
      <style:table-column-properties style:column-width="2.24cm"/>
    </style:style>
    <style:style style:name="Tabela6.B" style:family="table-column">
      <style:table-column-properties style:column-width="1.503cm"/>
    </style:style>
    <style:style style:name="Tabela6.C" style:family="table-column">
      <style:table-column-properties style:column-width="2.921cm"/>
    </style:style>
    <style:style style:name="Tabela6.D" style:family="table-column">
      <style:table-column-properties style:column-width="0.577cm"/>
    </style:style>
    <style:style style:name="Tabela6.E" style:family="table-column">
      <style:table-column-properties style:column-width="1.48cm"/>
    </style:style>
    <style:style style:name="Tabela6.F" style:family="table-column">
      <style:table-column-properties style:column-width="2.29cm"/>
    </style:style>
    <style:style style:name="Tabela6.G" style:family="table-column">
      <style:table-column-properties style:column-width="2.565cm"/>
    </style:style>
    <style:style style:name="Tabela6.H" style:family="table-column">
      <style:table-column-properties style:column-width="2.665cm"/>
    </style:style>
    <style:style style:name="Tabela6.1" style:family="table-row">
      <style:table-row-properties style:min-row-height="0.603cm" fo:keep-together="auto"/>
    </style:style>
    <style:style style:name="Tabela6.A1" style:family="table-cell">
      <style:table-cell-properties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E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2" style:family="table-row">
      <style:table-row-properties fo:keep-together="auto"/>
    </style:style>
    <style:style style:name="Tabe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G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3" style:family="table-row">
      <style:table-row-properties fo:keep-together="auto"/>
    </style:style>
    <style:style style:name="Tabela6.A3" style:family="table-cell">
      <style:table-cell-properties style:vertical-align="middle"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G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H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4" style:family="table-row">
      <style:table-row-properties fo:keep-together="auto"/>
    </style:style>
    <style:style style:name="Tabela6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6.5" style:family="table-row">
      <style:table-row-properties fo:keep-together="auto"/>
    </style:style>
    <style:style style:name="Tabela6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6.6" style:family="table-row">
      <style:table-row-properties style:min-row-height="1.677cm" fo:keep-together="auto"/>
    </style:style>
    <style:style style:name="Tabela6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2.993cm" fo:margin-left="0cm" fo:margin-top="0cm" fo:margin-bottom="0cm" table:align="left" style:writing-mode="lr-tb"/>
    </style:style>
    <style:style style:name="Tabela5.A" style:family="table-column">
      <style:table-column-properties style:column-width="1.307cm"/>
    </style:style>
    <style:style style:name="Tabela5.B" style:family="table-column">
      <style:table-column-properties style:column-width="5.683cm"/>
    </style:style>
    <style:style style:name="Tabela5.C" style:family="table-column">
      <style:table-column-properties style:column-width="6.00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242cm" fo:margin-left="0.009cm" fo:margin-top="0cm" fo:margin-bottom="0cm" table:align="left" style:writing-mode="lr-tb"/>
    </style:style>
    <style:style style:name="Tabela8.A" style:family="table-column">
      <style:table-column-properties style:column-width="2.24cm"/>
    </style:style>
    <style:style style:name="Tabela8.B" style:family="table-column">
      <style:table-column-properties style:column-width="1.503cm"/>
    </style:style>
    <style:style style:name="Tabela8.C" style:family="table-column">
      <style:table-column-properties style:column-width="2.921cm"/>
    </style:style>
    <style:style style:name="Tabela8.D" style:family="table-column">
      <style:table-column-properties style:column-width="0.577cm"/>
    </style:style>
    <style:style style:name="Tabela8.E" style:family="table-column">
      <style:table-column-properties style:column-width="1.48cm"/>
    </style:style>
    <style:style style:name="Tabela8.F" style:family="table-column">
      <style:table-column-properties style:column-width="2.29cm"/>
    </style:style>
    <style:style style:name="Tabela8.G" style:family="table-column">
      <style:table-column-properties style:column-width="2.565cm"/>
    </style:style>
    <style:style style:name="Tabela8.H" style:family="table-column">
      <style:table-column-properties style:column-width="2.665cm"/>
    </style:style>
    <style:style style:name="Tabela8.1" style:family="table-row">
      <style:table-row-properties style:min-row-height="0.603cm" fo:keep-together="auto"/>
    </style:style>
    <style:style style:name="Tabela8.A1" style:family="table-cell">
      <style:table-cell-properties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8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8.E1" style:family="table-cell">
      <style:table-cell-properties fo:padding-left="0.191cm" fo:padding-right="0.191cm" fo:padding-top="0cm" fo:padding-bottom="0cm" fo:border="0.5pt solid #000000" style:writing-mode="lr-tb"/>
    </style:style>
    <style:style style:name="Tabela8.2" style:family="table-row">
      <style:table-row-properties fo:keep-together="auto"/>
    </style:style>
    <style:style style:name="Tabe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8.G2" style:family="table-cell">
      <style:table-cell-properties fo:padding-left="0.191cm" fo:padding-right="0.191cm" fo:padding-top="0cm" fo:padding-bottom="0cm" fo:border="0.5pt solid #000000" style:writing-mode="lr-tb"/>
    </style:style>
    <style:style style:name="Tabela8.3" style:family="table-row">
      <style:table-row-properties fo:keep-together="auto"/>
    </style:style>
    <style:style style:name="Tabela8.A3" style:family="table-cell">
      <style:table-cell-properties style:vertical-align="middle"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8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8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8.G3" style:family="table-cell">
      <style:table-cell-properties fo:padding-left="0.191cm" fo:padding-right="0.191cm" fo:padding-top="0cm" fo:padding-bottom="0cm" fo:border="0.5pt solid #000000" style:writing-mode="lr-tb"/>
    </style:style>
    <style:style style:name="Tabela8.H3" style:family="table-cell">
      <style:table-cell-properties fo:padding-left="0.191cm" fo:padding-right="0.191cm" fo:padding-top="0cm" fo:padding-bottom="0cm" fo:border="0.5pt solid #000000" style:writing-mode="lr-tb"/>
    </style:style>
    <style:style style:name="Tabela8.4" style:family="table-row">
      <style:table-row-properties fo:keep-together="auto"/>
    </style:style>
    <style:style style:name="Tabela8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8.5" style:family="table-row">
      <style:table-row-properties fo:keep-together="auto"/>
    </style:style>
    <style:style style:name="Tabela8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8.6" style:family="table-row">
      <style:table-row-properties style:min-row-height="1.242cm" fo:keep-together="auto"/>
    </style:style>
    <style:style style:name="Tabela8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2.993cm" fo:margin-left="0cm" fo:margin-top="0cm" fo:margin-bottom="0cm" table:align="left" style:writing-mode="lr-tb"/>
    </style:style>
    <style:style style:name="Tabela7.A" style:family="table-column">
      <style:table-column-properties style:column-width="1.307cm"/>
    </style:style>
    <style:style style:name="Tabela7.B" style:family="table-column">
      <style:table-column-properties style:column-width="5.683cm"/>
    </style:style>
    <style:style style:name="Tabela7.C" style:family="table-column">
      <style:table-column-properties style:column-width="6.00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6" style:family="table-row">
      <style:table-row-properties style:min-row-height="0.933cm" fo:keep-together="auto"/>
    </style:style>
    <style:style style:name="Tabela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242cm" fo:margin-left="0.009cm" fo:margin-top="0cm" fo:margin-bottom="0cm" table:align="left" style:writing-mode="lr-tb"/>
    </style:style>
    <style:style style:name="Tabela10.A" style:family="table-column">
      <style:table-column-properties style:column-width="2.24cm"/>
    </style:style>
    <style:style style:name="Tabela10.B" style:family="table-column">
      <style:table-column-properties style:column-width="1.503cm"/>
    </style:style>
    <style:style style:name="Tabela10.C" style:family="table-column">
      <style:table-column-properties style:column-width="2.921cm"/>
    </style:style>
    <style:style style:name="Tabela10.D" style:family="table-column">
      <style:table-column-properties style:column-width="0.577cm"/>
    </style:style>
    <style:style style:name="Tabela10.E" style:family="table-column">
      <style:table-column-properties style:column-width="1.48cm"/>
    </style:style>
    <style:style style:name="Tabela10.F" style:family="table-column">
      <style:table-column-properties style:column-width="2.29cm"/>
    </style:style>
    <style:style style:name="Tabela10.G" style:family="table-column">
      <style:table-column-properties style:column-width="2.565cm"/>
    </style:style>
    <style:style style:name="Tabela10.H" style:family="table-column">
      <style:table-column-properties style:column-width="2.665cm"/>
    </style:style>
    <style:style style:name="Tabela10.1" style:family="table-row">
      <style:table-row-properties style:min-row-height="0.603cm" fo:keep-together="auto"/>
    </style:style>
    <style:style style:name="Tabela10.A1" style:family="table-cell">
      <style:table-cell-properties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E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2" style:family="table-row">
      <style:table-row-properties fo:keep-together="auto"/>
    </style:style>
    <style:style style:name="Tabe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G2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3" style:family="table-row">
      <style:table-row-properties fo:keep-together="auto"/>
    </style:style>
    <style:style style:name="Tabela10.A3" style:family="table-cell">
      <style:table-cell-properties style:vertical-align="middle"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G3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H3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4" style:family="table-row">
      <style:table-row-properties fo:keep-together="auto"/>
    </style:style>
    <style:style style:name="Tabela10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5" style:family="table-row">
      <style:table-row-properties fo:keep-together="auto"/>
    </style:style>
    <style:style style:name="Tabela10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6" style:family="table-row">
      <style:table-row-properties style:min-row-height="7.093cm" fo:keep-together="auto"/>
    </style:style>
    <style:style style:name="Tabela10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2.993cm" fo:margin-left="0cm" fo:margin-top="0cm" fo:margin-bottom="0cm" table:align="left" style:writing-mode="lr-tb"/>
    </style:style>
    <style:style style:name="Tabela9.A" style:family="table-column">
      <style:table-column-properties style:column-width="1.307cm"/>
    </style:style>
    <style:style style:name="Tabela9.B" style:family="table-column">
      <style:table-column-properties style:column-width="5.683cm"/>
    </style:style>
    <style:style style:name="Tabela9.C" style:family="table-column">
      <style:table-column-properties style:column-width="6.003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242cm" fo:margin-left="0.009cm" fo:margin-top="0cm" fo:margin-bottom="0cm" table:align="left" style:writing-mode="lr-tb"/>
    </style:style>
    <style:style style:name="Tabela12.A" style:family="table-column">
      <style:table-column-properties style:column-width="2.24cm"/>
    </style:style>
    <style:style style:name="Tabela12.B" style:family="table-column">
      <style:table-column-properties style:column-width="1.503cm"/>
    </style:style>
    <style:style style:name="Tabela12.C" style:family="table-column">
      <style:table-column-properties style:column-width="2.921cm"/>
    </style:style>
    <style:style style:name="Tabela12.D" style:family="table-column">
      <style:table-column-properties style:column-width="0.577cm"/>
    </style:style>
    <style:style style:name="Tabela12.E" style:family="table-column">
      <style:table-column-properties style:column-width="1.48cm"/>
    </style:style>
    <style:style style:name="Tabela12.F" style:family="table-column">
      <style:table-column-properties style:column-width="2.29cm"/>
    </style:style>
    <style:style style:name="Tabela12.G" style:family="table-column">
      <style:table-column-properties style:column-width="2.565cm"/>
    </style:style>
    <style:style style:name="Tabela12.H" style:family="table-column">
      <style:table-column-properties style:column-width="2.665cm"/>
    </style:style>
    <style:style style:name="Tabela12.1" style:family="table-row">
      <style:table-row-properties style:min-row-height="0.603cm" fo:keep-together="auto"/>
    </style:style>
    <style:style style:name="Tabela12.A1" style:family="table-cell">
      <style:table-cell-properties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E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2" style:family="table-row">
      <style:table-row-properties fo:keep-together="auto"/>
    </style:style>
    <style:style style:name="Tabela1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G2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3" style:family="table-row">
      <style:table-row-properties fo:keep-together="auto"/>
    </style:style>
    <style:style style:name="Tabela12.A3" style:family="table-cell">
      <style:table-cell-properties style:vertical-align="middle"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G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H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4" style:family="table-row">
      <style:table-row-properties fo:keep-together="auto"/>
    </style:style>
    <style:style style:name="Tabela1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5" style:family="table-row">
      <style:table-row-properties fo:keep-together="auto"/>
    </style:style>
    <style:style style:name="Tabela1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6" style:family="table-row">
      <style:table-row-properties style:min-row-height="17.641cm" fo:keep-together="auto"/>
    </style:style>
    <style:style style:name="Tabela1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2.993cm" fo:margin-left="0cm" fo:margin-top="0cm" fo:margin-bottom="0cm" table:align="left" style:writing-mode="lr-tb"/>
    </style:style>
    <style:style style:name="Tabela11.A" style:family="table-column">
      <style:table-column-properties style:column-width="1.307cm"/>
    </style:style>
    <style:style style:name="Tabela11.B" style:family="table-column">
      <style:table-column-properties style:column-width="5.683cm"/>
    </style:style>
    <style:style style:name="Tabela11.C" style:family="table-column">
      <style:table-column-properties style:column-width="6.003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2" style:family="table-row">
      <style:table-row-properties style:min-row-height="1.991cm" fo:keep-together="auto"/>
    </style:style>
    <style:style style:name="Tabela1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5" style:family="table-row">
      <style:table-row-properties style:min-row-height="1.633cm" fo:keep-together="auto"/>
    </style:style>
    <style:style style:name="Tabela1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242cm" fo:margin-left="0.009cm" fo:margin-top="0cm" fo:margin-bottom="0cm" table:align="left" style:writing-mode="lr-tb"/>
    </style:style>
    <style:style style:name="Tabela15.A" style:family="table-column">
      <style:table-column-properties style:column-width="2.24cm"/>
    </style:style>
    <style:style style:name="Tabela15.B" style:family="table-column">
      <style:table-column-properties style:column-width="1.503cm"/>
    </style:style>
    <style:style style:name="Tabela15.C" style:family="table-column">
      <style:table-column-properties style:column-width="2.921cm"/>
    </style:style>
    <style:style style:name="Tabela15.D" style:family="table-column">
      <style:table-column-properties style:column-width="0.577cm"/>
    </style:style>
    <style:style style:name="Tabela15.E" style:family="table-column">
      <style:table-column-properties style:column-width="1.48cm"/>
    </style:style>
    <style:style style:name="Tabela15.F" style:family="table-column">
      <style:table-column-properties style:column-width="2.29cm"/>
    </style:style>
    <style:style style:name="Tabela15.G" style:family="table-column">
      <style:table-column-properties style:column-width="2.565cm"/>
    </style:style>
    <style:style style:name="Tabela15.H" style:family="table-column">
      <style:table-column-properties style:column-width="2.665cm"/>
    </style:style>
    <style:style style:name="Tabela15.1" style:family="table-row">
      <style:table-row-properties style:min-row-height="0.603cm" fo:keep-together="auto"/>
    </style:style>
    <style:style style:name="Tabela15.A1" style:family="table-cell">
      <style:table-cell-properties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E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2" style:family="table-row">
      <style:table-row-properties fo:keep-together="auto"/>
    </style:style>
    <style:style style:name="Tabela1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G2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3" style:family="table-row">
      <style:table-row-properties fo:keep-together="auto"/>
    </style:style>
    <style:style style:name="Tabela15.A3" style:family="table-cell">
      <style:table-cell-properties style:vertical-align="middle"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G3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H3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4" style:family="table-row">
      <style:table-row-properties fo:keep-together="auto"/>
    </style:style>
    <style:style style:name="Tabela15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5" style:family="table-row">
      <style:table-row-properties fo:keep-together="auto"/>
    </style:style>
    <style:style style:name="Tabela15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6" style:family="table-row">
      <style:table-row-properties style:min-row-height="5.583cm" fo:keep-together="auto"/>
    </style:style>
    <style:style style:name="Tabela15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5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2.993cm" fo:margin-left="0cm" fo:margin-top="0cm" fo:margin-bottom="0cm" table:align="left" style:writing-mode="lr-tb"/>
    </style:style>
    <style:style style:name="Tabela13.A" style:family="table-column">
      <style:table-column-properties style:column-width="1.307cm"/>
    </style:style>
    <style:style style:name="Tabela13.B" style:family="table-column">
      <style:table-column-properties style:column-width="5.683cm"/>
    </style:style>
    <style:style style:name="Tabela13.C" style:family="table-column">
      <style:table-column-properties style:column-width="6.003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6.242cm" fo:margin-left="0.009cm" fo:margin-top="0cm" fo:margin-bottom="0cm" table:align="left" style:writing-mode="lr-tb"/>
    </style:style>
    <style:style style:name="Tabela16.A" style:family="table-column">
      <style:table-column-properties style:column-width="2.24cm"/>
    </style:style>
    <style:style style:name="Tabela16.B" style:family="table-column">
      <style:table-column-properties style:column-width="1.503cm"/>
    </style:style>
    <style:style style:name="Tabela16.C" style:family="table-column">
      <style:table-column-properties style:column-width="2.921cm"/>
    </style:style>
    <style:style style:name="Tabela16.D" style:family="table-column">
      <style:table-column-properties style:column-width="0.577cm"/>
    </style:style>
    <style:style style:name="Tabela16.E" style:family="table-column">
      <style:table-column-properties style:column-width="1.48cm"/>
    </style:style>
    <style:style style:name="Tabela16.F" style:family="table-column">
      <style:table-column-properties style:column-width="2.29cm"/>
    </style:style>
    <style:style style:name="Tabela16.G" style:family="table-column">
      <style:table-column-properties style:column-width="2.565cm"/>
    </style:style>
    <style:style style:name="Tabela16.H" style:family="table-column">
      <style:table-column-properties style:column-width="2.665cm"/>
    </style:style>
    <style:style style:name="Tabela16.1" style:family="table-row">
      <style:table-row-properties style:min-row-height="0.603cm" fo:keep-together="auto"/>
    </style:style>
    <style:style style:name="Tabela16.A1" style:family="table-cell">
      <style:table-cell-properties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E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2" style:family="table-row">
      <style:table-row-properties fo:keep-together="auto"/>
    </style:style>
    <style:style style:name="Tabela1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G2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3" style:family="table-row">
      <style:table-row-properties fo:keep-together="auto"/>
    </style:style>
    <style:style style:name="Tabela16.A3" style:family="table-cell">
      <style:table-cell-properties style:vertical-align="middle" fo:background-color="#4472c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G3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H3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4" style:family="table-row">
      <style:table-row-properties fo:keep-together="auto"/>
    </style:style>
    <style:style style:name="Tabela16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5" style:family="table-row">
      <style:table-row-properties fo:keep-together="auto"/>
    </style:style>
    <style:style style:name="Tabela16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6" style:family="table-row">
      <style:table-row-properties style:min-row-height="4.63cm" fo:keep-together="auto"/>
    </style:style>
    <style:style style:name="Tabela16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6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2.993cm" fo:margin-left="0cm" fo:margin-top="0cm" fo:margin-bottom="0cm" table:align="left" style:writing-mode="lr-tb"/>
    </style:style>
    <style:style style:name="Tabela17.A" style:family="table-column">
      <style:table-column-properties style:column-width="1.307cm"/>
    </style:style>
    <style:style style:name="Tabela17.B" style:family="table-column">
      <style:table-column-properties style:column-width="5.683cm"/>
    </style:style>
    <style:style style:name="Tabela17.C" style:family="table-column">
      <style:table-column-properties style:column-width="6.003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2.993cm" fo:margin-left="0cm" fo:margin-top="0cm" fo:margin-bottom="0cm" table:align="left" style:writing-mode="lr-tb"/>
    </style:style>
    <style:style style:name="Tabela17.A" style:family="table-column">
      <style:table-column-properties style:column-width="1.307cm"/>
    </style:style>
    <style:style style:name="Tabela17.B" style:family="table-column">
      <style:table-column-properties style:column-width="5.683cm"/>
    </style:style>
    <style:style style:name="Tabela17.C" style:family="table-column">
      <style:table-column-properties style:column-width="6.003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2.993cm" fo:margin-left="0cm" fo:margin-top="0cm" fo:margin-bottom="0cm" table:align="left" style:writing-mode="lr-tb"/>
    </style:style>
    <style:style style:name="Tabela13.A" style:family="table-column">
      <style:table-column-properties style:column-width="1.307cm"/>
    </style:style>
    <style:style style:name="Tabela13.B" style:family="table-column">
      <style:table-column-properties style:column-width="5.683cm"/>
    </style:style>
    <style:style style:name="Tabela13.C" style:family="table-column">
      <style:table-column-properties style:column-width="6.003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C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2.993cm" fo:margin-left="0cm" fo:margin-top="0cm" fo:margin-bottom="0cm" table:align="left" style:writing-mode="lr-tb"/>
    </style:style>
    <style:style style:name="Tabela11.A" style:family="table-column">
      <style:table-column-properties style:column-width="1.307cm"/>
    </style:style>
    <style:style style:name="Tabela11.B" style:family="table-column">
      <style:table-column-properties style:column-width="5.683cm"/>
    </style:style>
    <style:style style:name="Tabela11.C" style:family="table-column">
      <style:table-column-properties style:column-width="6.003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2" style:family="table-row">
      <style:table-row-properties style:min-row-height="1.991cm" fo:keep-together="auto"/>
    </style:style>
    <style:style style:name="Tabela1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5" style:family="table-row">
      <style:table-row-properties style:min-row-height="1.633cm" fo:keep-together="auto"/>
    </style:style>
    <style:style style:name="Tabela1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2.993cm" fo:margin-left="0cm" fo:margin-top="0cm" fo:margin-bottom="0cm" table:align="left" style:writing-mode="lr-tb"/>
    </style:style>
    <style:style style:name="Tabela9.A" style:family="table-column">
      <style:table-column-properties style:column-width="1.307cm"/>
    </style:style>
    <style:style style:name="Tabela9.B" style:family="table-column">
      <style:table-column-properties style:column-width="5.683cm"/>
    </style:style>
    <style:style style:name="Tabela9.C" style:family="table-column">
      <style:table-column-properties style:column-width="6.003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2.993cm" fo:margin-left="0cm" fo:margin-top="0cm" fo:margin-bottom="0cm" table:align="left" style:writing-mode="lr-tb"/>
    </style:style>
    <style:style style:name="Tabela7.A" style:family="table-column">
      <style:table-column-properties style:column-width="1.307cm"/>
    </style:style>
    <style:style style:name="Tabela7.B" style:family="table-column">
      <style:table-column-properties style:column-width="5.683cm"/>
    </style:style>
    <style:style style:name="Tabela7.C" style:family="table-column">
      <style:table-column-properties style:column-width="6.00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6" style:family="table-row">
      <style:table-row-properties style:min-row-height="0.933cm" fo:keep-together="auto"/>
    </style:style>
    <style:style style:name="Tabela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2.993cm" fo:margin-left="0cm" fo:margin-top="0cm" fo:margin-bottom="0cm" table:align="left" style:writing-mode="lr-tb"/>
    </style:style>
    <style:style style:name="Tabela5.A" style:family="table-column">
      <style:table-column-properties style:column-width="1.307cm"/>
    </style:style>
    <style:style style:name="Tabela5.B" style:family="table-column">
      <style:table-column-properties style:column-width="5.683cm"/>
    </style:style>
    <style:style style:name="Tabela5.C" style:family="table-column">
      <style:table-column-properties style:column-width="6.00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2.993cm" fo:margin-left="0cm" fo:margin-top="0cm" fo:margin-bottom="0cm" table:align="left" style:writing-mode="lr-tb"/>
    </style:style>
    <style:style style:name="Tabela3.A" style:family="table-column">
      <style:table-column-properties style:column-width="1.307cm"/>
    </style:style>
    <style:style style:name="Tabela3.B" style:family="table-column">
      <style:table-column-properties style:column-width="5.683cm"/>
    </style:style>
    <style:style style:name="Tabela3.C" style:family="table-column">
      <style:table-column-properties style:column-width="6.0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3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" style:family="table">
      <style:table-properties style:width="12.993cm" fo:margin-left="0cm" fo:margin-top="0cm" fo:margin-bottom="0cm" table:align="left" style:writing-mode="lr-tb"/>
    </style:style>
    <style:style style:name="Tabela1.A" style:family="table-column">
      <style:table-column-properties style:column-width="1.307cm"/>
    </style:style>
    <style:style style:name="Tabela1.B" style:family="table-column">
      <style:table-column-properties style:column-width="5.683cm"/>
    </style:style>
    <style:style style:name="Tabela1.C" style:family="table-column">
      <style:table-column-properties style:column-width="6.0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>
      <loext:graphic-properties draw:fill="solid" draw:fill-color="#afabab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loext:graphic-properties draw:fill="solid" draw:fill-color="#a6a6a6"/>
      <style:paragraph-properties fo:text-align="start"/>
      <style:text-properties fo:font-size="18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size="10pt" style:font-size-asian="10pt"/>
    </style:style>
    <style:style style:name="P11" style:family="paragraph" style:parent-style-name="Standard">
      <style:text-properties fo:font-size="10pt" fo:font-weight="bold" style:font-size-asian="10pt" style:font-weight-asian="bold"/>
    </style:style>
    <style:style style:name="P12" style:family="paragraph" style:parent-style-name="Standard">
      <style:text-properties officeooo:paragraph-rsid="0014b822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14b822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14b822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pt" fo:country="BR" officeooo:paragraph-rsid="0014b822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fo:font-weight="bold" officeooo:paragraph-rsid="0014b822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rsid="0014b822" officeooo:paragraph-rsid="0014b822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pt" fo:country="BR" officeooo:rsid="0014b822" officeooo:paragraph-rsid="0014b822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pt" fo:country="BR" officeooo:rsid="00162d77" officeooo:paragraph-rsid="00162d77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pt" fo:country="BR" officeooo:rsid="0014b822" officeooo:paragraph-rsid="00162d77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text-properties fo:font-size="10pt" fo:font-weight="bold" officeooo:paragraph-rsid="0014b822" style:font-size-asian="10pt" style:font-weight-asian="bold"/>
    </style:style>
    <style:style style:name="P22" style:family="paragraph" style:parent-style-name="Standard">
      <style:text-properties officeooo:paragraph-rsid="00162d77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162d7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162d7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pt" fo:country="BR" officeooo:paragraph-rsid="00162d77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162d77" officeooo:paragraph-rsid="00162d7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fo:font-weight="bold" officeooo:paragraph-rsid="00162d77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rsid="00162d77" officeooo:paragraph-rsid="00162d7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text-properties fo:font-size="10pt" officeooo:paragraph-rsid="00162d77" style:font-size-asian="10pt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font-style="italic" style:font-size-asian="10pt" style:font-style-asian="italic" style:font-style-complex="italic"/>
    </style:style>
    <style:style style:name="T4" style:family="text">
      <style:text-properties fo:color="#ffffff" loext:opacity="100%" fo:font-size="9pt" fo:font-weight="bold" style:font-size-asian="9pt" style:font-weight-asian="bold">
        <loext:char-complex-color loext:theme-type="light1" loext:color-type="theme"/>
      </style:text-properties>
    </style:style>
    <style:style style:name="T5" style:family="text">
      <style:text-properties fo:font-size="9pt" style:font-size-asian="9pt"/>
    </style:style>
    <style:style style:name="T6" style:family="text">
      <style:text-properties fo:font-size="10pt" style:font-size-asian="10pt"/>
    </style:style>
    <style:style style:name="T7" style:family="text">
      <style:text-properties fo:color="#ffffff" loext:opacity="100%" fo:font-weight="bold" style:font-weight-asian="bold">
        <loext:char-complex-color loext:theme-type="light1" loext:color-type="theme"/>
      </style:text-properties>
    </style:style>
    <style:style style:name="T8" style:family="text">
      <style:text-properties fo:font-size="10pt" style:text-underline-style="solid" style:text-underline-width="auto" style:text-underline-color="font-color" style:font-size-asian="10pt"/>
    </style:style>
    <style:style style:name="T9" style:family="text">
      <style:text-properties fo:font-weight="bold" officeooo:rsid="0014b822" style:font-weight-asian="bold"/>
    </style:style>
    <style:style style:name="T10" style:family="text">
      <style:text-properties fo:font-size="10pt" fo:font-style="italic" officeooo:rsid="0014b822" style:font-size-asian="10pt" style:font-style-asian="italic" style:font-style-complex="italic"/>
    </style:style>
    <style:style style:name="T11" style:family="text">
      <style:text-properties fo:font-weight="bold" officeooo:rsid="00162d77" style:font-weight-asian="bold"/>
    </style:style>
    <style:style style:name="T12" style:family="text">
      <style:text-properties officeooo:rsid="00162d77"/>
    </style:style>
    <style:style style:name="T13" style:family="text">
      <style:text-properties fo:font-size="10pt" fo:font-style="italic" officeooo:rsid="00162d77" style:font-size-asian="10pt" style:font-style-asian="italic" style:font-style-complex="italic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-content" draw:opacity="0%" fo:padding="0cm" fo:border="none" style:flow-with-text="true" draw:wrap-influence-on-position="once-concurrent" loext:allow-overlap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35cm" svg:stroke-color="#000000" draw:stroke-linejoin="miter" svg:stroke-linecap="butt" draw:fill="solid" draw:fill-color="#afabab" draw:textarea-vertical-align="top" draw:auto-grow-height="false" fo:min-height="0.064cm" fo:min-width="0cm" fo:padding-top="0.125cm" fo:padding-bottom="0.125cm" fo:padding-left="0.25cm" fo:padding-right="0.25cm" fo:wrap-option="wrap" loext:decorative="false" fo:margin-left="0cm" fo:margin-right="0.039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>
        <loext:stroke-complex-color loext:theme-type="dark1" loext:color-type="theme"/>
        <loext:fill-complex-color loext:theme-type="light2" loext:color-type="theme">
          <loext:transformation loext:type="lummod" loext:value="7500"/>
        </loext:fill-complex-color>
      </style:graphic-properties>
    </style:style>
    <style:style style:name="gr2" style:family="graphic">
      <style:graphic-properties draw:stroke="solid" svg:stroke-width="0.035cm" svg:stroke-color="#000000" draw:stroke-linejoin="miter" svg:stroke-linecap="butt" draw:fill="solid" draw:fill-color="#ffffff" draw:textarea-vertical-align="top" draw:auto-grow-height="false" fo:min-height="0.064cm" fo:min-width="0cm" fo:padding-top="0.125cm" fo:padding-bottom="0.125cm" fo:padding-left="0.25cm" fo:padding-right="0.25cm" fo:wrap-option="wrap" loext:decorative="false" fo:margin-left="0cm" fo:margin-right="0.039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>
        <loext:stroke-complex-color loext:theme-type="dark1" loext:color-type="theme"/>
        <loext:fill-complex-color loext:theme-type="light1" loext:color-type="theme"/>
      </style:graphic-properties>
    </style:style>
    <style:style style:name="gr3" style:family="graphic">
      <style:graphic-properties draw:stroke="solid" svg:stroke-width="0.035cm" svg:stroke-color="#000000" draw:stroke-linejoin="miter" svg:stroke-linecap="butt" draw:fill="solid" draw:fill-color="#a6a6a6" draw:textarea-vertical-align="top" draw:auto-grow-height="false" fo:min-height="0.064cm" fo:min-width="0cm" fo:padding-top="0.125cm" fo:padding-bottom="0.125cm" fo:padding-left="0.25cm" fo:padding-right="0.25cm" fo:wrap-option="wrap" loext:decorative="false" fo:margin-left="0cm" fo:margin-right="0.039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>
        <loext:stroke-complex-color loext:theme-type="dark1" loext:color-type="theme"/>
        <loext:fill-complex-color loext:theme-type="light1" loext:color-type="theme">
          <loext:transformation loext:type="lummod" loext:value="6500"/>
        </loext:fill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LANO DE TESTE DE SOFTWARE </text:span><text:span text:style-name="T1"/></text:p>
      <text:p text:style-name="P1" loext:marker-style-name="T1"><text:span text:style-name="T1">(Roteiro de Testes)</text:span><text:span text:style-name="T1"/></text:p>
      <text:p text:style-name="Standard" loext:marker-style-name="T2"><text:span text:style-name="T2">1 – Tela de Login </text:span><text:span text:style-name="T2"/></text:p>
      <text:p text:style-name="Standard" loext:marker-style-name="T3"><text:span text:style-name="T3">1.1 – Login</text:span><text:span text:style-name="T3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office:value-type="string">
            <text:p text:style-name="P2" loext:marker-style-name="T4"><text:span text:style-name="T4">Prioridade</text:span><text:span text:style-name="T4"/></text:p>
          </table:table-cell>
          <table:table-cell table:style-name="Tabela2.B1" office:value-type="string">
            <text:p text:style-name="P3" loext:marker-style-name="T5"><draw:custom-shape text:anchor-type="char" draw:z-index="13" draw:name="Retângulo 13" draw:style-name="gr1" draw:text-style-name="P4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Alta</text:span><text:span text:style-name="T5"/></text:p>
          </table:table-cell>
          <table:table-cell table:style-name="Tabela2.C1" table:number-columns-spanned="2" office:value-type="string">
            <text:p text:style-name="P3" loext:marker-style-name="T5"><draw:custom-shape text:anchor-type="char" draw:z-index="14" draw:name="Retângulo 14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Média</text:span><text:span text:style-name="T5"/></text:p>
          </table:table-cell>
          <table:covered-table-cell/>
          <table:table-cell table:style-name="Tabela2.E1" table:number-columns-spanned="4" office:value-type="string">
            <text:p text:style-name="P3" loext:marker-style-name="T5"><text:span text:style-name="T5"><text:s text:c="6"/></text:span><draw:custom-shape text:anchor-type="char" draw:z-index="15" draw:name="Retângulo 15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Baixa</text:span><text:span text:style-name="T5"/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 loext:marker-style-name="T4"><text:span text:style-name="T4">Requisito:</text:span><text:span text:style-name="T4"/></text:p>
          </table:table-cell>
          <table:table-cell table:style-name="Tabela2.B2" office:value-type="string">
            <text:p text:style-name="P3"/>
          </table:table-cell>
          <table:table-cell table:style-name="Tabela2.A1" office:value-type="string">
            <text:p text:style-name="P2" loext:marker-style-name="T4"><text:span text:style-name="T4">Tipo de Requisito:</text:span><text:span text:style-name="T4"/></text:p>
          </table:table-cell>
          <table:table-cell table:style-name="Tabela2.D2" table:number-columns-spanned="3" office:value-type="string">
            <text:p text:style-name="P3" loext:marker-style-name="T6"><text:span text:style-name="T6"><text:s text:c="5"/></text:span><draw:custom-shape text:anchor-type="char" draw:z-index="8" draw:name="Retângulo 1" draw:style-name="gr3" draw:text-style-name="P6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Funcional </text:span><text:span text:style-name="T6"/></text:p>
          </table:table-cell>
          <table:covered-table-cell/>
          <table:covered-table-cell/>
          <table:table-cell table:style-name="Tabela2.G2" table:number-columns-spanned="2" office:value-type="string">
            <text:p text:style-name="P3" loext:marker-style-name="T6"><draw:custom-shape text:anchor-type="char" draw:z-index="9" draw:name="Retângulo 2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s text:c="6"/>Não funcional </text:span><text:span text:style-name="T6"/>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2" loext:marker-style-name="T4"><text:span text:style-name="T4">ID Teste:</text:span><text:span text:style-name="T4"/></text:p>
          </table:table-cell>
          <table:table-cell table:style-name="Tabela2.B3" office:value-type="string">
            <text:p text:style-name="P3" loext:marker-style-name="T2"><text:span text:style-name="T2">TS01</text:span><text:span text:style-name="T2"/></text:p>
          </table:table-cell>
          <table:table-cell table:style-name="Tabela2.A1" office:value-type="string">
            <text:p text:style-name="P2" loext:marker-style-name="T4"><text:span text:style-name="T4">Tipo de Teste:</text:span><text:span text:style-name="T4"/></text:p>
          </table:table-cell>
          <table:table-cell table:style-name="Tabela2.D3" table:number-columns-spanned="2" office:value-type="string">
            <text:p text:style-name="P3" loext:marker-style-name="T6"><text:span text:style-name="T6">Usabilidade</text:span><text:span text:style-name="T6"/></text:p>
            <text:p text:style-name="P7" loext:marker-style-name="T6"><draw:custom-shape text:anchor-type="char" draw:z-index="10" draw:name="Retângulo 4" draw:style-name="gr2" draw:text-style-name="P5" svg:width="0.281cm" svg:height="0.313cm" svg:x="0.78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table-cell table:style-name="Tabela2.F3" office:value-type="string">
            <text:p text:style-name="P3" loext:marker-style-name="T6"><text:span text:style-name="T6">Desempenho</text:span><text:span text:style-name="T6"/></text:p>
            <text:p text:style-name="P7" loext:marker-style-name="T6"><draw:custom-shape text:anchor-type="char" draw:z-index="11" draw:name="Retângulo 3" draw:style-name="gr2" draw:text-style-name="P5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2.G3" office:value-type="string">
            <text:p text:style-name="P3" loext:marker-style-name="T6"><text:span text:style-name="T6">Funcionalidade</text:span><text:span text:style-name="T6"/></text:p>
            <text:p text:style-name="P7" loext:marker-style-name="T6"><draw:custom-shape text:anchor-type="char" draw:z-index="12" draw:name="Retângulo 5" draw:style-name="gr1" draw:text-style-name="P4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2.H3" office:value-type="string">
            <text:p text:style-name="P3" loext:marker-style-name="T6"><text:span text:style-name="T6">Outro: _____________</text:span><text:span text:style-name="T6"/></text:p>
          </table:table-cell>
        </table:table-row>
        <table:table-row table:style-name="Tabela2.4">
          <table:table-cell table:style-name="Tabela2.A1" office:value-type="string">
            <text:p text:style-name="P2" loext:marker-style-name="T4"><text:span text:style-name="T4">Objetivo do Teste:</text:span><text:span text:style-name="T4"/></text:p>
          </table:table-cell>
          <table:table-cell table:style-name="Tabela2.B4" table:number-columns-spanned="7" office:value-type="string">
            <text:p text:style-name="P3">Testar os inputs de e-mail, e senha da tela de logi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5">
          <table:table-cell table:style-name="Tabela2.A1" office:value-type="string">
            <text:p text:style-name="P2" loext:marker-style-name="T4"><text:span text:style-name="T4">Motivação para o teste:</text:span><text:span text:style-name="T4"/></text:p>
          </table:table-cell>
          <table:table-cell table:style-name="Tabela2.B5" table:number-columns-spanned="7" office:value-type="string">
            <text:p text:style-name="P3">Garantir a funcionalidade correta dos inputs de e-mail e senh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office:value-type="string">
            <text:p text:style-name="P8" loext:marker-style-name="T2"/>
          </table:table-cell>
          <table:table-cell table:style-name="Tabela2.B6" table:number-columns-spanned="7" office:value-type="string">
            <text:p text:style-name="P3"><draw:frame draw:style-name="fr1" draw:name="Quadro1" text:anchor-type="paragraph" svg:x="0cm" svg:y="0.164cm" svg:width="12.993cm" draw:z-index="56" loext:may-break-between-pages="true"><draw:text-box fo:min-height="0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office:value-type="string"><text:p text:style-name="P2" loext:marker-style-name="T7"><text:span text:style-name="T7">ID</text:span></text:p></table:table-cell><table:table-cell table:style-name="Tabela1.A1" office:value-type="string"><text:p text:style-name="P2" loext:marker-style-name="T7"><text:span text:style-name="T7">Passos</text:span></text:p></table:table-cell><table:table-cell table:style-name="Tabela1.A1" office:value-type="string"><text:p text:style-name="P2" loext:marker-style-name="T7"><text:span text:style-name="T7">Resultado Esperado</text:span></text:p></table:table-cell></table:table-row><table:table-row table:style-name="Tabela1.1"><table:table-cell table:style-name="Tabela1.A2" office:value-type="string"><text:p text:style-name="P2" loext:marker-style-name="T6"><text:span text:style-name="T6">001</text:span></text:p></table:table-cell><table:table-cell table:style-name="Tabela1.B2" office:value-type="string"><text:p text:style-name="P2" loext:marker-style-name="T6"><text:span text:style-name="T6">No campo e-mail, digite um e-mail fora do formato: email@dominio.com</text:span></text:p></table:table-cell><table:table-cell table:style-name="Tabela1.C2" office:value-type="string"><text:p text:style-name="P2" loext:marker-style-name="T6"><text:span text:style-name="T6">O input de e-mail deve ficar vermelho.</text:span></text:p></table:table-cell></table:table-row><table:table-row table:style-name="Tabela1.1"><table:table-cell table:style-name="Tabela1.A3" office:value-type="string"><text:p text:style-name="P2" loext:marker-style-name="T6"><text:span text:style-name="T6">002</text:span></text:p></table:table-cell><table:table-cell table:style-name="Tabela1.A3" office:value-type="string"><text:p text:style-name="P2" loext:marker-style-name="T6"><text:span text:style-name="T6">Clicar no botão de Login.</text:span></text:p></table:table-cell><table:table-cell table:style-name="Tabela1.A3" office:value-type="string"><text:p text:style-name="P2" loext:marker-style-name="T6"><text:span text:style-name="T6">O sistema irá validar os dados de login, e caso os dados sejam válidos o usuário será direcionado a sua página principal. Caso os dados sejam inválidos um mensagem deve aparecer: “Dados de login inseridos incorretamente, ou usuário inexistente”.</text:span></text:p></table:table-cell></table:table-row><table:table-row table:style-name="Tabela1.1"><table:table-cell table:style-name="Tabela1.A3" office:value-type="string"><text:p text:style-name="P2" loext:marker-style-name="T6"><text:span text:style-name="T6">003</text:span></text:p></table:table-cell><table:table-cell table:style-name="Tabela1.A3" office:value-type="string"><text:p text:style-name="P2" loext:marker-style-name="T6"><text:span text:style-name="T6">No campo de senha, digite qualquer senha.</text:span></text:p></table:table-cell><table:table-cell table:style-name="Tabela1.A3" office:value-type="string"><text:p text:style-name="P2" loext:marker-style-name="T6"><text:span text:style-name="T6">A senha não deve ser visível, escondida com o caractere “*”.</text:span></text:p></table:table-cell></table:table-row><table:table-row table:style-name="Tabela1.1"><table:table-cell table:style-name="Tabela1.A3" office:value-type="string"><text:p text:style-name="P2" loext:marker-style-name="T6"><text:span text:style-name="T6">004</text:span></text:p></table:table-cell><table:table-cell table:style-name="Tabela1.A3" office:value-type="string"><text:p text:style-name="P2" loext:marker-style-name="T6"><text:span text:style-name="T6">No campo de senha, clique no ícone de cadeado</text:span></text:p></table:table-cell><table:table-cell table:style-name="Tabela1.A3" office:value-type="string"><text:p text:style-name="P2" loext:marker-style-name="T8"><text:span text:style-name="T6">A senha deve ser exibida.</text:span></text:p></table:table-cell></table:table-row><table:table-row table:style-name="Tabela1.1"><table:table-cell table:style-name="Tabela1.A3" office:value-type="string"><text:p text:style-name="P2" loext:marker-style-name="T6"><text:span text:style-name="T6">005</text:span></text:p></table:table-cell><table:table-cell table:style-name="Tabela1.A3" office:value-type="string"><text:p text:style-name="P2" loext:marker-style-name="T6"><text:span text:style-name="T6">Clicar em “Esqueci a senha”.</text:span></text:p></table:table-cell><table:table-cell table:style-name="Tabela1.A3" office:value-type="string"><text:p text:style-name="P2" loext:marker-style-name="T6"><text:span text:style-name="T6">Deve ser redirecionado a página de recuperação de senha.</text:span></text:p></table:table-cell></table:table-row><table:table-row table:style-name="Tabela1.1"><table:table-cell table:style-name="Tabela1.A3" office:value-type="string"><text:p text:style-name="P2" loext:marker-style-name="T6"><text:span text:style-name="T6">006</text:span></text:p></table:table-cell><table:table-cell table:style-name="Tabela1.A3" office:value-type="string"><text:p text:style-name="P2" loext:marker-style-name="T6"><text:span text:style-name="T6">Clicar em “Cadastre-se”</text:span></text:p></table:table-cell><table:table-cell table:style-name="Tabela1.A3" office:value-type="string"><text:p text:style-name="P2" loext:marker-style-name="T6"><text:span text:style-name="T6">Deve ser redirecionado a página de cadastro.</text:span></text:p></table:table-cell></table:table-row></table:table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><text:soft-page-break/></text:p>
      <text:p text:style-name="P9" loext:marker-style-name="T2"/>
      <text:p text:style-name="Standard" loext:marker-style-name="T2"><text:span text:style-name="T2">2 – Tela de Cadastro</text:span><text:span text:style-name="T2"/></text:p>
      <text:p text:style-name="Standard" loext:marker-style-name="T3"><text:span text:style-name="T3">2.1 – Inputs</text:span><text:span text:style-name="T3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row table:style-name="Tabela4.1">
          <table:table-cell table:style-name="Tabela4.A1" office:value-type="string">
            <text:p text:style-name="P2" loext:marker-style-name="T4"><text:span text:style-name="T4">Prioridade</text:span><text:span text:style-name="T4"/></text:p>
          </table:table-cell>
          <table:table-cell table:style-name="Tabela4.B1" office:value-type="string">
            <text:p text:style-name="P3" loext:marker-style-name="T5"><draw:custom-shape text:anchor-type="char" draw:z-index="21" draw:name="Retângulo 106" draw:style-name="gr1" draw:text-style-name="P4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Alta</text:span><text:span text:style-name="T5"/></text:p>
          </table:table-cell>
          <table:table-cell table:style-name="Tabela4.C1" table:number-columns-spanned="2" office:value-type="string">
            <text:p text:style-name="P3" loext:marker-style-name="T5"><draw:custom-shape text:anchor-type="char" draw:z-index="22" draw:name="Retângulo 107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Média</text:span><text:span text:style-name="T5"/></text:p>
          </table:table-cell>
          <table:covered-table-cell/>
          <table:table-cell table:style-name="Tabela4.E1" table:number-columns-spanned="4" office:value-type="string">
            <text:p text:style-name="P3" loext:marker-style-name="T5"><text:span text:style-name="T5"><text:s text:c="6"/></text:span><draw:custom-shape text:anchor-type="char" draw:z-index="23" draw:name="Retângulo 108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Baixa</text:span><text:span text:style-name="T5"/></text:p>
          </table:table-cell>
          <table:covered-table-cell/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2" loext:marker-style-name="T4"><text:span text:style-name="T4">Requisito:</text:span><text:span text:style-name="T4"/></text:p>
          </table:table-cell>
          <table:table-cell table:style-name="Tabela4.B2" office:value-type="string">
            <text:p text:style-name="P3"/>
          </table:table-cell>
          <table:table-cell table:style-name="Tabela4.A1" office:value-type="string">
            <text:p text:style-name="P2" loext:marker-style-name="T4"><text:span text:style-name="T4">Tipo de Requisito:</text:span><text:span text:style-name="T4"/></text:p>
          </table:table-cell>
          <table:table-cell table:style-name="Tabela4.D2" table:number-columns-spanned="3" office:value-type="string">
            <text:p text:style-name="P3" loext:marker-style-name="T6"><text:span text:style-name="T6"><text:s text:c="5"/></text:span><draw:custom-shape text:anchor-type="char" draw:z-index="16" draw:name="Retângulo 109" draw:style-name="gr3" draw:text-style-name="P6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Funcional </text:span><text:span text:style-name="T6"/></text:p>
          </table:table-cell>
          <table:covered-table-cell/>
          <table:covered-table-cell/>
          <table:table-cell table:style-name="Tabela4.G2" table:number-columns-spanned="2" office:value-type="string">
            <text:p text:style-name="P3" loext:marker-style-name="T6"><draw:custom-shape text:anchor-type="char" draw:z-index="17" draw:name="Retângulo 110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s text:c="6"/>Não funcional </text:span><text:span text:style-name="T6"/>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2" loext:marker-style-name="T4"><text:span text:style-name="T4">ID Teste:</text:span><text:span text:style-name="T4"/></text:p>
          </table:table-cell>
          <table:table-cell table:style-name="Tabela4.B3" office:value-type="string">
            <text:p text:style-name="P3" loext:marker-style-name="T2"><text:span text:style-name="T2">TS01</text:span><text:span text:style-name="T2"/></text:p>
          </table:table-cell>
          <table:table-cell table:style-name="Tabela4.A1" office:value-type="string">
            <text:p text:style-name="P2" loext:marker-style-name="T4"><text:span text:style-name="T4">Tipo de Teste:</text:span><text:span text:style-name="T4"/></text:p>
          </table:table-cell>
          <table:table-cell table:style-name="Tabela4.D3" table:number-columns-spanned="2" office:value-type="string">
            <text:p text:style-name="P3" loext:marker-style-name="T6"><text:span text:style-name="T6">Usabilidade</text:span><text:span text:style-name="T6"/></text:p>
            <text:p text:style-name="P7" loext:marker-style-name="T6"><draw:custom-shape text:anchor-type="char" draw:z-index="18" draw:name="Retângulo 111" draw:style-name="gr2" draw:text-style-name="P5" svg:width="0.281cm" svg:height="0.313cm" svg:x="0.78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table-cell table:style-name="Tabela4.F3" office:value-type="string">
            <text:p text:style-name="P3" loext:marker-style-name="T6"><text:span text:style-name="T6">Desempenho</text:span><text:span text:style-name="T6"/></text:p>
            <text:p text:style-name="P7" loext:marker-style-name="T6"><draw:custom-shape text:anchor-type="char" draw:z-index="19" draw:name="Retângulo 112" draw:style-name="gr2" draw:text-style-name="P5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4.G3" office:value-type="string">
            <text:p text:style-name="P3" loext:marker-style-name="T6"><text:span text:style-name="T6">Funcionalidade</text:span><text:span text:style-name="T6"/></text:p>
            <text:p text:style-name="P7" loext:marker-style-name="T6"><draw:custom-shape text:anchor-type="char" draw:z-index="20" draw:name="Retângulo 113" draw:style-name="gr1" draw:text-style-name="P4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4.H3" office:value-type="string">
            <text:p text:style-name="P3" loext:marker-style-name="T6"><text:span text:style-name="T6">Outro: _____________</text:span><text:span text:style-name="T6"/></text:p>
          </table:table-cell>
        </table:table-row>
        <table:table-row table:style-name="Tabela4.4">
          <table:table-cell table:style-name="Tabela4.A1" office:value-type="string">
            <text:p text:style-name="P2" loext:marker-style-name="T4"><text:span text:style-name="T4">Objetivo do Teste:</text:span><text:span text:style-name="T4"/></text:p>
          </table:table-cell>
          <table:table-cell table:style-name="Tabela4.B4" table:number-columns-spanned="7" office:value-type="string">
            <text:p text:style-name="P3">Testar os inputs da tela de cadastr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table-cell table:style-name="Tabela4.A1" office:value-type="string">
            <text:p text:style-name="P2" loext:marker-style-name="T4"><text:span text:style-name="T4">Motivação para o teste:</text:span><text:span text:style-name="T4"/></text:p>
          </table:table-cell>
          <table:table-cell table:style-name="Tabela4.B5" table:number-columns-spanned="7" office:value-type="string">
            <text:p text:style-name="P3">Garantir a funcionalidade correta dos inputs da tela de cadastr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6" office:value-type="string">
            <text:p text:style-name="P8" loext:marker-style-name="T2"/>
          </table:table-cell>
          <table:table-cell table:style-name="Tabela4.B6" table:number-columns-spanned="7" office:value-type="string">
            <text:p text:style-name="P3"><draw:frame draw:style-name="fr1" draw:name="Quadro2" text:anchor-type="paragraph" svg:x="0cm" svg:y="0.164cm" svg:width="12.993cm" draw:z-index="58" loext:may-break-between-pages="true"><draw:text-box fo:min-height="0cm"><table:table table:name="Tabela3" table:style-name="Tabela3"><table:table-column table:style-name="Tabela3.A"/><table:table-column table:style-name="Tabela3.B"/><table:table-column table:style-name="Tabela3.C"/><table:table-row table:style-name="Tabela3.1"><table:table-cell table:style-name="Tabela3.A1" office:value-type="string"><text:p text:style-name="P2" loext:marker-style-name="T7"><text:span text:style-name="T7">ID</text:span></text:p></table:table-cell><table:table-cell table:style-name="Tabela3.A1" office:value-type="string"><text:p text:style-name="P2" loext:marker-style-name="T7"><text:span text:style-name="T7">Passos</text:span></text:p></table:table-cell><table:table-cell table:style-name="Tabela3.A1" office:value-type="string"><text:p text:style-name="P2" loext:marker-style-name="T7"><text:span text:style-name="T7">Resultado Esperado</text:span></text:p></table:table-cell></table:table-row><table:table-row table:style-name="Tabela3.1"><table:table-cell table:style-name="Tabela3.A2" office:value-type="string"><text:p text:style-name="P2" loext:marker-style-name="T6"><text:span text:style-name="T6">001</text:span></text:p></table:table-cell><table:table-cell table:style-name="Tabela3.B2" office:value-type="string"><text:p text:style-name="P2" loext:marker-style-name="T6"><text:span text:style-name="T6">No campo nome, digite caracteres especiais.</text:span></text:p></table:table-cell><table:table-cell table:style-name="Tabela3.C2" office:value-type="string"><text:p text:style-name="P2" loext:marker-style-name="T6"><text:span text:style-name="T6">O input de nome deve ficar vermelho, pois não aceita esse tipo de caractere.</text:span></text:p></table:table-cell></table:table-row><table:table-row table:style-name="Tabela3.1"><table:table-cell table:style-name="Tabela3.A3" office:value-type="string"><text:p text:style-name="P2" loext:marker-style-name="T6"><text:span text:style-name="T6">002</text:span></text:p></table:table-cell><table:table-cell table:style-name="Tabela3.A3" office:value-type="string"><text:p text:style-name="P2" loext:marker-style-name="T6"><text:span text:style-name="T6">No campo nome, digite mais de 150 caracteres (Copie um texto grande e cole)</text:span></text:p></table:table-cell><table:table-cell table:style-name="Tabela3.A3" office:value-type="string"><text:p text:style-name="P2" loext:marker-style-name="T6"><text:span text:style-name="T6">Caso o campo impeça a inserção de mais caracteres, está ok.</text:span></text:p></table:table-cell></table:table-row><table:table-row table:style-name="Tabela3.1"><table:table-cell table:style-name="Tabela3.A3" office:value-type="string"><text:p text:style-name="P2" loext:marker-style-name="T6"><text:span text:style-name="T6">003</text:span></text:p></table:table-cell><table:table-cell table:style-name="Tabela3.A3" office:value-type="string"><text:p text:style-name="P2" loext:marker-style-name="T6"><text:span text:style-name="T6">No campo e-mail, digite um e-mail fora do formato: email@dominio.com</text:span></text:p></table:table-cell><table:table-cell table:style-name="Tabela3.A3" office:value-type="string"><text:p text:style-name="P2" loext:marker-style-name="T6"><text:span text:style-name="T6">O input de e-mail deve ficar vermelho, e informar “Insira um e-mail válido”.</text:span></text:p></table:table-cell></table:table-row><table:table-row table:style-name="Tabela3.1"><table:table-cell table:style-name="Tabela3.A3" office:value-type="string"><text:p text:style-name="P2" loext:marker-style-name="T6"><text:span text:style-name="T6">004</text:span></text:p></table:table-cell><table:table-cell table:style-name="Tabela3.A3" office:value-type="string"><text:p text:style-name="P3" loext:marker-style-name="T6"><text:span text:style-name="T6">No campo senha, digite uma senha fora do formato definido nos requisitos:<text:line-break/>- 1 Caractere especial</text:span></text:p><text:p text:style-name="P3" loext:marker-style-name="T6"><text:span text:style-name="T6">- 5 letras sendo 1 maiúscula</text:span></text:p><text:p text:style-name="P3" loext:marker-style-name="T6"><text:span text:style-name="T6">- 5 Números</text:span></text:p></table:table-cell><table:table-cell table:style-name="Tabela3.A3" office:value-type="string"><text:p text:style-name="P2" loext:marker-style-name="T6"><text:span text:style-name="T6">O input deve ficar vermelho, e informar “Digite uma senha válida”.</text:span></text:p></table:table-cell></table:table-row><table:table-row table:style-name="Tabela3.1"><table:table-cell table:style-name="Tabela3.A3" office:value-type="string"><text:p text:style-name="P2" loext:marker-style-name="T6"><text:span text:style-name="T6">005</text:span></text:p></table:table-cell><table:table-cell table:style-name="Tabela3.A3" office:value-type="string"><text:p text:style-name="P2" loext:marker-style-name="T6"><text:span text:style-name="T6">No campo de confirmação de senha, digite uma senha divergente do campo senha.</text:span></text:p></table:table-cell><table:table-cell table:style-name="Tabela3.A3" office:value-type="string"><text:p text:style-name="P2" loext:marker-style-name="T6"><text:span text:style-name="T6">O campo de confirmação de senha deve ficar vermelho e informar que as senhas não condizem.</text:span></text:p></table:table-cell></table:table-row><table:table-row table:style-name="Tabela3.1"><table:table-cell table:style-name="Tabela3.A3" office:value-type="string"><text:p text:style-name="P2" loext:marker-style-name="T6"><text:span text:style-name="T6">006</text:span></text:p></table:table-cell><table:table-cell table:style-name="Tabela3.A3" office:value-type="string"><text:p text:style-name="P2" loext:marker-style-name="T6"><text:span text:style-name="T6">No campo telefone, digite uma sequência de 11 números.</text:span></text:p></table:table-cell><table:table-cell table:style-name="Tabela3.A3" office:value-type="string"><text:p text:style-name="P2" loext:marker-style-name="T6"><text:span text:style-name="T6">O campo deve ser formatado automaticamente no formato: </text:span></text:p><text:p text:style-name="P2" loext:marker-style-name="T6"><text:span text:style-name="T6">(11) 98754-3210</text:span></text:p></table:table-cell></table:table-row><table:table-row table:style-name="Tabela3.1"><table:table-cell table:style-name="Tabela3.A3" office:value-type="string"><text:p text:style-name="P2" loext:marker-style-name="T6"><text:span text:style-name="T6">007</text:span></text:p></table:table-cell><table:table-cell table:style-name="Tabela3.A3" office:value-type="string"><text:p text:style-name="P2" loext:marker-style-name="T6"><text:span text:style-name="T6">No campo telefone, digite um caractere especial.</text:span></text:p></table:table-cell><table:table-cell table:style-name="Tabela3.A3" office:value-type="string"><text:p text:style-name="P2" loext:marker-style-name="T6"><text:span text:style-name="T6">O input deve barrar automaticamente, pois permite apenas números.</text:span></text:p></table:table-cell></table:table-row><table:table-row table:style-name="Tabela3.1"><table:table-cell table:style-name="Tabela3.A3" office:value-type="string"><text:p text:style-name="P2" loext:marker-style-name="T6"><text:span text:style-name="T6">008</text:span></text:p></table:table-cell><table:table-cell table:style-name="Tabela3.A3" office:value-type="string"><text:p text:style-name="P2" loext:marker-style-name="T6"><text:span text:style-name="T6">No campo de data de nascimento, digite um caractere especial.</text:span></text:p></table:table-cell><table:table-cell table:style-name="Tabela3.A3" office:value-type="string"><text:p text:style-name="P2" loext:marker-style-name="T6"><text:span text:style-name="T6">O input deve barrar automaticamente, pois permite apenas números.</text:span></text:p></table:table-cell></table:table-row><table:table-row table:style-name="Tabela3.1"><table:table-cell table:style-name="Tabela3.A3" office:value-type="string"><text:p text:style-name="P2" loext:marker-style-name="T6"><text:span text:style-name="T6">009</text:span></text:p></table:table-cell><table:table-cell table:style-name="Tabela3.A3" office:value-type="string"><text:p text:style-name="P2" loext:marker-style-name="T6"><text:span text:style-name="T6">No campo de data de nascimento, digite uma data de nascimento invalida. Ex: 10/18/2072</text:span></text:p></table:table-cell><table:table-cell table:style-name="Tabela3.A3" office:value-type="string"><text:p text:style-name="P2" loext:marker-style-name="T6"><text:span text:style-name="T6">O input data de nascimento deve ficar vermelho, e informar que a data é inválida.</text:span></text:p></table:table-cell></table:table-row><table:table-row table:style-name="Tabela3.1"><table:table-cell table:style-name="Tabela3.A3" office:value-type="string"><text:p text:style-name="P2" loext:marker-style-name="T6"><text:span text:style-name="T6">010</text:span></text:p></table:table-cell><table:table-cell table:style-name="Tabela3.A3" office:value-type="string"><text:p text:style-name="P2" loext:marker-style-name="T6"><text:span text:style-name="T6">No campo de data de nascimento, digite uma data que é menor de 18 anos. Ex: 28/04/2026</text:span></text:p></table:table-cell><table:table-cell table:style-name="Tabela3.A3" office:value-type="string"><text:p text:style-name="P2" loext:marker-style-name="T6"><text:span text:style-name="T6">O input data de nascimento deve ficar vermelho, e informar que é necessário ser maior de 18 anos para realizar o cadastro.</text:span></text:p></table:table-cell></table:table-row><table:table-row table:style-name="Tabela3.1"><table:table-cell table:style-name="Tabela3.A3" office:value-type="string"><text:p text:style-name="P2" loext:marker-style-name="T6"><text:span text:style-name="T6">011</text:span></text:p></table:table-cell><table:table-cell table:style-name="Tabela3.A3" office:value-type="string"><text:p text:style-name="P2" loext:marker-style-name="T6"><text:span text:style-name="T6">Clique no botão cadastrar</text:span></text:p></table:table-cell><table:table-cell table:style-name="Tabela3.A3" office:value-type="string"><text:p text:style-name="P2" loext:marker-style-name="T8"><text:span text:style-name="T6">Ao clicar no botão, os dados vão ser validados pelo sistema, caso todos os dados forem válidos, o usuário será cadastrado no sistema, e automaticamente efetuara o login. Caso algo de errado, uma mensagem deve aparecer informando: “Ocorreu um erro no seu cadastro. Tente novamente mais tarde”</text:span></text:p></table:table-cell></table:table-row></table:table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 loext:marker-style-name="T3"><text:span text:style-name="T3">2.2 – Label de login</text:span><text:span text:style-name="T3"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row table:style-name="Tabela6.1">
          <table:table-cell table:style-name="Tabela6.A1" office:value-type="string">
            <text:p text:style-name="P2" loext:marker-style-name="T4"><text:span text:style-name="T4">Prioridade</text:span><text:span text:style-name="T4"/></text:p>
          </table:table-cell>
          <table:table-cell table:style-name="Tabela6.B1" office:value-type="string">
            <text:p text:style-name="P3" loext:marker-style-name="T5"><draw:custom-shape text:anchor-type="char" draw:z-index="29" draw:name="Retângulo 114" draw:style-name="gr1" draw:text-style-name="P4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Alta</text:span><text:span text:style-name="T5"/></text:p>
          </table:table-cell>
          <table:table-cell table:style-name="Tabela6.C1" table:number-columns-spanned="2" office:value-type="string">
            <text:p text:style-name="P3" loext:marker-style-name="T5"><draw:custom-shape text:anchor-type="char" draw:z-index="30" draw:name="Retângulo 115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Média</text:span><text:span text:style-name="T5"/></text:p>
          </table:table-cell>
          <table:covered-table-cell/>
          <table:table-cell table:style-name="Tabela6.E1" table:number-columns-spanned="4" office:value-type="string">
            <text:p text:style-name="P3" loext:marker-style-name="T5"><text:span text:style-name="T5"><text:s text:c="6"/></text:span><draw:custom-shape text:anchor-type="char" draw:z-index="31" draw:name="Retângulo 116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Baixa</text:span><text:span text:style-name="T5"/></text:p>
          </table:table-cell>
          <table:covered-table-cell/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2" loext:marker-style-name="T4"><text:span text:style-name="T4">Requisito:</text:span><text:span text:style-name="T4"/></text:p>
          </table:table-cell>
          <table:table-cell table:style-name="Tabela6.B2" office:value-type="string">
            <text:p text:style-name="P3"/>
          </table:table-cell>
          <table:table-cell table:style-name="Tabela6.A1" office:value-type="string">
            <text:p text:style-name="P2" loext:marker-style-name="T4"><text:span text:style-name="T4">Tipo de Requisito:</text:span><text:span text:style-name="T4"/></text:p>
          </table:table-cell>
          <table:table-cell table:style-name="Tabela6.D2" table:number-columns-spanned="3" office:value-type="string">
            <text:p text:style-name="P3" loext:marker-style-name="T6"><text:span text:style-name="T6"><text:s text:c="5"/></text:span><draw:custom-shape text:anchor-type="char" draw:z-index="24" draw:name="Retângulo 117" draw:style-name="gr3" draw:text-style-name="P6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Funcional </text:span><text:span text:style-name="T6"/></text:p>
          </table:table-cell>
          <table:covered-table-cell/>
          <table:covered-table-cell/>
          <table:table-cell table:style-name="Tabela6.G2" table:number-columns-spanned="2" office:value-type="string">
            <text:p text:style-name="P3" loext:marker-style-name="T6"><draw:custom-shape text:anchor-type="char" draw:z-index="25" draw:name="Retângulo 118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s text:c="6"/>Não funcional </text:span><text:span text:style-name="T6"/></text:p>
          </table:table-cell>
          <table:covered-table-cell/>
        </table:table-row>
        <table:table-row table:style-name="Tabela6.3">
          <table:table-cell table:style-name="Tabela6.A3" office:value-type="string">
            <text:p text:style-name="P2" loext:marker-style-name="T4"><text:span text:style-name="T4">ID Teste:</text:span><text:span text:style-name="T4"/></text:p>
          </table:table-cell>
          <table:table-cell table:style-name="Tabela6.B3" office:value-type="string">
            <text:p text:style-name="P3" loext:marker-style-name="T2"><text:span text:style-name="T2">TS02</text:span><text:span text:style-name="T2"/></text:p>
          </table:table-cell>
          <table:table-cell table:style-name="Tabela6.A1" office:value-type="string">
            <text:p text:style-name="P2" loext:marker-style-name="T4"><text:span text:style-name="T4">Tipo de Teste:</text:span><text:span text:style-name="T4"/></text:p>
          </table:table-cell>
          <table:table-cell table:style-name="Tabela6.D3" table:number-columns-spanned="2" office:value-type="string">
            <text:p text:style-name="P3" loext:marker-style-name="T6"><text:span text:style-name="T6">Usabilidade</text:span><text:span text:style-name="T6"/></text:p>
            <text:p text:style-name="P7" loext:marker-style-name="T6"><draw:custom-shape text:anchor-type="char" draw:z-index="26" draw:name="Retângulo 119" draw:style-name="gr2" draw:text-style-name="P5" svg:width="0.281cm" svg:height="0.313cm" svg:x="0.78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table-cell table:style-name="Tabela6.F3" office:value-type="string">
            <text:p text:style-name="P3" loext:marker-style-name="T6"><text:span text:style-name="T6">Desempenho</text:span><text:span text:style-name="T6"/></text:p>
            <text:p text:style-name="P7" loext:marker-style-name="T6"><draw:custom-shape text:anchor-type="char" draw:z-index="27" draw:name="Retângulo 120" draw:style-name="gr2" draw:text-style-name="P5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6.G3" office:value-type="string">
            <text:p text:style-name="P3" loext:marker-style-name="T6"><text:span text:style-name="T6">Funcionalidade</text:span><text:span text:style-name="T6"/></text:p>
            <text:p text:style-name="P7" loext:marker-style-name="T6"><draw:custom-shape text:anchor-type="char" draw:z-index="28" draw:name="Retângulo 121" draw:style-name="gr1" draw:text-style-name="P4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6.H3" office:value-type="string">
            <text:p text:style-name="P3" loext:marker-style-name="T6"><text:span text:style-name="T6">Outro: _____________</text:span><text:span text:style-name="T6"/></text:p>
          </table:table-cell>
        </table:table-row>
        <table:table-row table:style-name="Tabela6.4">
          <table:table-cell table:style-name="Tabela6.A1" office:value-type="string">
            <text:p text:style-name="P2" loext:marker-style-name="T4"><text:span text:style-name="T4">Objetivo do Teste:</text:span><text:span text:style-name="T4"/></text:p>
          </table:table-cell>
          <table:table-cell table:style-name="Tabela6.B4" table:number-columns-spanned="7" office:value-type="string">
            <text:p text:style-name="P3">Testar a label de “Fazer login”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5">
          <table:table-cell table:style-name="Tabela6.A1" office:value-type="string">
            <text:p text:style-name="P2" loext:marker-style-name="T4"><text:span text:style-name="T4">Motivação para o teste:</text:span><text:span text:style-name="T4"/></text:p>
          </table:table-cell>
          <table:table-cell table:style-name="Tabela6.B5" table:number-columns-spanned="7" office:value-type="string">
            <text:p text:style-name="P3">Garantir a funcionalidade correta da label de logi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6">
          <table:table-cell table:style-name="Tabela6.A6" office:value-type="string">
            <text:p text:style-name="P8" loext:marker-style-name="T2"/>
          </table:table-cell>
          <table:table-cell table:style-name="Tabela6.B6" table:number-columns-spanned="7" office:value-type="string">
            <text:p text:style-name="P3"><draw:frame draw:style-name="fr1" draw:name="Quadro3" text:anchor-type="paragraph" svg:x="0cm" svg:y="0.164cm" svg:width="12.993cm" draw:z-index="59" loext:may-break-between-pages="true"><draw:text-box fo:min-height="0cm"><table:table table:name="Tabela5" table:style-name="Tabela5"><table:table-column table:style-name="Tabela5.A"/><table:table-column table:style-name="Tabela5.B"/><table:table-column table:style-name="Tabela5.C"/><table:table-row table:style-name="Tabela5.1"><table:table-cell table:style-name="Tabela5.A1" office:value-type="string"><text:p text:style-name="P2" loext:marker-style-name="T7"><text:span text:style-name="T7">ID</text:span></text:p></table:table-cell><table:table-cell table:style-name="Tabela5.A1" office:value-type="string"><text:p text:style-name="P2" loext:marker-style-name="T7"><text:span text:style-name="T7">Passos</text:span></text:p></table:table-cell><table:table-cell table:style-name="Tabela5.A1" office:value-type="string"><text:p text:style-name="P2" loext:marker-style-name="T7"><text:span text:style-name="T7">Resultado Esperado</text:span></text:p></table:table-cell></table:table-row><table:table-row table:style-name="Tabela5.1"><table:table-cell table:style-name="Tabela5.A2" office:value-type="string"><text:p text:style-name="P2" loext:marker-style-name="T6"><text:span text:style-name="T6">001</text:span></text:p></table:table-cell><table:table-cell table:style-name="Tabela5.B2" office:value-type="string"><text:p text:style-name="P2" loext:marker-style-name="T6"><text:span text:style-name="T6">Clicar na label</text:span></text:p></table:table-cell><table:table-cell table:style-name="Tabela5.C2" office:value-type="string"><text:p text:style-name="P2" loext:marker-style-name="T6"><text:span text:style-name="T6">Deve ser redirecionado para a tela de login</text:span></text:p></table:table-cell></table:table-row></table:table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 loext:marker-style-name="T6"><text:soft-page-break/></text:p>
      <text:p text:style-name="Standard" loext:marker-style-name="T2"><text:span text:style-name="T2">3 – Tela de Home</text:span><text:span text:style-name="T2"/></text:p>
      <text:p text:style-name="Standard" loext:marker-style-name="T3"><text:span text:style-name="T3">3.1 – Pacientes cadastrados</text:span><text:span text:style-name="T3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row table:style-name="Tabela8.1">
          <table:table-cell table:style-name="Tabela8.A1" office:value-type="string">
            <text:p text:style-name="P2" loext:marker-style-name="T4"><text:span text:style-name="T4">Prioridade</text:span><text:span text:style-name="T4"/></text:p>
          </table:table-cell>
          <table:table-cell table:style-name="Tabela8.B1" office:value-type="string">
            <text:p text:style-name="P3" loext:marker-style-name="T5"><draw:custom-shape text:anchor-type="char" draw:z-index="37" draw:name="Retângulo 122" draw:style-name="gr1" draw:text-style-name="P4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Alta</text:span><text:span text:style-name="T5"/></text:p>
          </table:table-cell>
          <table:table-cell table:style-name="Tabela8.C1" table:number-columns-spanned="2" office:value-type="string">
            <text:p text:style-name="P3" loext:marker-style-name="T5"><draw:custom-shape text:anchor-type="char" draw:z-index="38" draw:name="Retângulo 123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Média</text:span><text:span text:style-name="T5"/></text:p>
          </table:table-cell>
          <table:covered-table-cell/>
          <table:table-cell table:style-name="Tabela8.E1" table:number-columns-spanned="4" office:value-type="string">
            <text:p text:style-name="P3" loext:marker-style-name="T5"><text:span text:style-name="T5"><text:s text:c="6"/></text:span><draw:custom-shape text:anchor-type="char" draw:z-index="39" draw:name="Retângulo 124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Baixa</text:span><text:span text:style-name="T5"/></text:p>
          </table:table-cell>
          <table:covered-table-cell/>
          <table:covered-table-cell/>
          <table:covered-table-cell/>
        </table:table-row>
        <table:table-row table:style-name="Tabela8.2">
          <table:table-cell table:style-name="Tabela8.A1" office:value-type="string">
            <text:p text:style-name="P2" loext:marker-style-name="T4"><text:span text:style-name="T4">Requisito:</text:span><text:span text:style-name="T4"/></text:p>
          </table:table-cell>
          <table:table-cell table:style-name="Tabela8.B2" office:value-type="string">
            <text:p text:style-name="P3"/>
          </table:table-cell>
          <table:table-cell table:style-name="Tabela8.A1" office:value-type="string">
            <text:p text:style-name="P2" loext:marker-style-name="T4"><text:span text:style-name="T4">Tipo de Requisito:</text:span><text:span text:style-name="T4"/></text:p>
          </table:table-cell>
          <table:table-cell table:style-name="Tabela8.D2" table:number-columns-spanned="3" office:value-type="string">
            <text:p text:style-name="P3" loext:marker-style-name="T6"><text:span text:style-name="T6"><text:s text:c="5"/></text:span><draw:custom-shape text:anchor-type="char" draw:z-index="32" draw:name="Retângulo 125" draw:style-name="gr3" draw:text-style-name="P6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Funcional </text:span><text:span text:style-name="T6"/></text:p>
          </table:table-cell>
          <table:covered-table-cell/>
          <table:covered-table-cell/>
          <table:table-cell table:style-name="Tabela8.G2" table:number-columns-spanned="2" office:value-type="string">
            <text:p text:style-name="P3" loext:marker-style-name="T6"><draw:custom-shape text:anchor-type="char" draw:z-index="33" draw:name="Retângulo 126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s text:c="6"/>Não funcional </text:span><text:span text:style-name="T6"/></text:p>
          </table:table-cell>
          <table:covered-table-cell/>
        </table:table-row>
        <table:table-row table:style-name="Tabela8.3">
          <table:table-cell table:style-name="Tabela8.A3" office:value-type="string">
            <text:p text:style-name="P2" loext:marker-style-name="T4"><text:span text:style-name="T4">ID Teste:</text:span><text:span text:style-name="T4"/></text:p>
          </table:table-cell>
          <table:table-cell table:style-name="Tabela8.B3" office:value-type="string">
            <text:p text:style-name="P3" loext:marker-style-name="T2"><text:span text:style-name="T2">TS03</text:span><text:span text:style-name="T2"/></text:p>
          </table:table-cell>
          <table:table-cell table:style-name="Tabela8.A1" office:value-type="string">
            <text:p text:style-name="P2" loext:marker-style-name="T4"><text:span text:style-name="T4">Tipo de Teste:</text:span><text:span text:style-name="T4"/></text:p>
          </table:table-cell>
          <table:table-cell table:style-name="Tabela8.D3" table:number-columns-spanned="2" office:value-type="string">
            <text:p text:style-name="P3" loext:marker-style-name="T6"><text:span text:style-name="T6">Usabilidade</text:span><text:span text:style-name="T6"/></text:p>
            <text:p text:style-name="P7" loext:marker-style-name="T6"><draw:custom-shape text:anchor-type="char" draw:z-index="34" draw:name="Retângulo 127" draw:style-name="gr2" draw:text-style-name="P5" svg:width="0.281cm" svg:height="0.313cm" svg:x="0.78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table-cell table:style-name="Tabela8.F3" office:value-type="string">
            <text:p text:style-name="P3" loext:marker-style-name="T6"><text:span text:style-name="T6">Desempenho</text:span><text:span text:style-name="T6"/></text:p>
            <text:p text:style-name="P7" loext:marker-style-name="T6"><draw:custom-shape text:anchor-type="char" draw:z-index="35" draw:name="Retângulo 128" draw:style-name="gr2" draw:text-style-name="P5" svg:width="0.281cm" svg:height="0.313cm" svg:x="9.05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8.G3" office:value-type="string">
            <text:p text:style-name="P3" loext:marker-style-name="T6"><text:span text:style-name="T6">Funcionalidade</text:span><text:span text:style-name="T6"/></text:p>
            <text:p text:style-name="P7" loext:marker-style-name="T6"><draw:custom-shape text:anchor-type="char" draw:z-index="36" draw:name="Retângulo 129" draw:style-name="gr1" draw:text-style-name="P4" svg:width="0.281cm" svg:height="0.313cm" svg:x="6.76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8.H3" office:value-type="string">
            <text:p text:style-name="P3" loext:marker-style-name="T6"><text:span text:style-name="T6">Outro: _____________</text:span><text:span text:style-name="T6"/></text:p>
          </table:table-cell>
        </table:table-row>
        <table:table-row table:style-name="Tabela8.4">
          <table:table-cell table:style-name="Tabela8.A1" office:value-type="string">
            <text:p text:style-name="P2" loext:marker-style-name="T4"><text:span text:style-name="T4">Objetivo do Teste:</text:span><text:span text:style-name="T4"/></text:p>
          </table:table-cell>
          <table:table-cell table:style-name="Tabela8.B4" table:number-columns-spanned="7" office:value-type="string">
            <text:p text:style-name="P3">Testar a tela de pacientes cadastrados (hom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5">
          <table:table-cell table:style-name="Tabela8.A1" office:value-type="string">
            <text:p text:style-name="P2" loext:marker-style-name="T4"><text:span text:style-name="T4">Motivação para o teste:</text:span><text:span text:style-name="T4"/></text:p>
          </table:table-cell>
          <table:table-cell table:style-name="Tabela8.B5" table:number-columns-spanned="7" office:value-type="string">
            <text:p text:style-name="P3">Garantir a funcionalidade correta de da tela de paciente cadastrados (hom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6">
          <table:table-cell table:style-name="Tabela8.A6" office:value-type="string">
            <text:p text:style-name="P8" loext:marker-style-name="T2"/>
          </table:table-cell>
          <table:table-cell table:style-name="Tabela8.B6" table:number-columns-spanned="7" office:value-type="string">
            <text:p text:style-name="P3"><draw:frame draw:style-name="fr1" draw:name="Quadro4" text:anchor-type="paragraph" svg:x="0cm" svg:y="0.164cm" svg:width="12.993cm" draw:z-index="60" loext:may-break-between-pages="true"><draw:text-box fo:min-height="0cm"><table:table table:name="Tabela7" table:style-name="Tabela7"><table:table-column table:style-name="Tabela7.A"/><table:table-column table:style-name="Tabela7.B"/><table:table-column table:style-name="Tabela7.C"/><table:table-row table:style-name="Tabela7.1"><table:table-cell table:style-name="Tabela7.A1" office:value-type="string"><text:p text:style-name="P2" loext:marker-style-name="T7"><text:span text:style-name="T7">ID</text:span></text:p></table:table-cell><table:table-cell table:style-name="Tabela7.A1" office:value-type="string"><text:p text:style-name="P2" loext:marker-style-name="T7"><text:span text:style-name="T7">Passos</text:span></text:p></table:table-cell><table:table-cell table:style-name="Tabela7.A1" office:value-type="string"><text:p text:style-name="P2" loext:marker-style-name="T7"><text:span text:style-name="T7">Resultado Esperado</text:span></text:p></table:table-cell></table:table-row><table:table-row table:style-name="Tabela7.1"><table:table-cell table:style-name="Tabela7.A2" office:value-type="string"><text:p text:style-name="P2" loext:marker-style-name="T6"><text:span text:style-name="T6">001</text:span></text:p></table:table-cell><table:table-cell table:style-name="Tabela7.B2" office:value-type="string"><text:p text:style-name="P2" loext:marker-style-name="T6"><text:span text:style-name="T6">No input de procurar pacientes, digite um nome de paciente cadastrado para aquele psicopedagogo.</text:span></text:p></table:table-cell><table:table-cell table:style-name="Tabela7.C2" office:value-type="string"><text:p text:style-name="P2" loext:marker-style-name="T6"><text:span text:style-name="T6">Caso o paciente realmente exista, e esteja cadastrado para aquele psicopedagogo, o card de paciente deve aparecer. Caso contrário, uma mensagem escrita “Paciente não encontrado” deve ser exibida.</text:span></text:p></table:table-cell></table:table-row><table:table-row table:style-name="Tabela7.1"><table:table-cell table:style-name="Tabela7.A3" office:value-type="string"><text:p text:style-name="P2" loext:marker-style-name="T6"><text:span text:style-name="T6">002</text:span></text:p></table:table-cell><table:table-cell table:style-name="Tabela7.B3" office:value-type="string"><text:p text:style-name="P2" loext:marker-style-name="T6"><text:span text:style-name="T6">No input de procurar pacientes,</text:span></text:p><text:p text:style-name="P2" loext:marker-style-name="T6"><text:span text:style-name="T6">digite o número de registro de um paciente cadastrado para aquele psicopedagogo.</text:span></text:p></table:table-cell><table:table-cell table:style-name="Tabela7.C3" office:value-type="string"><text:p text:style-name="P2" loext:marker-style-name="T6"><text:span text:style-name="T6">Caso o paciente realmente exista, e esteja cadastrado para aquele psicopedagogo, o card de paciente deve aparecer. Caso contrário, uma mensagem escrita “Paciente não encontrado” deve ser exibida.</text:span></text:p></table:table-cell></table:table-row><table:table-row table:style-name="Tabela7.1"><table:table-cell table:style-name="Tabela7.A4" office:value-type="string"><text:p text:style-name="P2" loext:marker-style-name="T6"><text:span text:style-name="T6">003</text:span></text:p></table:table-cell><table:table-cell table:style-name="Tabela7.B4" office:value-type="string"><text:p text:style-name="P2" loext:marker-style-name="T6"><text:span text:style-name="T6">Na seleção de filtros, escolha uma das opções de série escolar.</text:span></text:p></table:table-cell><table:table-cell table:style-name="Tabela7.C4" office:value-type="string"><text:p text:style-name="P2" loext:marker-style-name="T6"><text:span text:style-name="T6">Devem aparecer apenas cards de pacientes referentes a opção de filtro escolhida.</text:span></text:p></table:table-cell></table:table-row><table:table-row table:style-name="Tabela7.1"><table:table-cell table:style-name="Tabela7.A5" office:value-type="string"><text:p text:style-name="P2" loext:marker-style-name="T6"><text:span text:style-name="T6">004</text:span></text:p></table:table-cell><table:table-cell table:style-name="Tabela7.B5" office:value-type="string"><text:p text:style-name="P2" loext:marker-style-name="T6"><text:span text:style-name="T6">Na seleção de filtros, escolha uma das opções de grau de suporte.</text:span></text:p></table:table-cell><table:table-cell table:style-name="Tabela7.C5" office:value-type="string"><text:p text:style-name="P2" loext:marker-style-name="T8"><text:span text:style-name="T6">Devem aparecer apenas cards de pacientes referentes a opção de filtro escolhida.</text:span></text:p></table:table-cell></table:table-row><table:table-row table:style-name="Tabela7.6"><table:table-cell table:style-name="Tabela7.A6" office:value-type="string"><text:p text:style-name="P2" loext:marker-style-name="T6"><text:span text:style-name="T6">005</text:span></text:p></table:table-cell><table:table-cell table:style-name="Tabela7.B6" office:value-type="string"><text:p text:style-name="P2" loext:marker-style-name="T6"><text:span text:style-name="T6">Clique em um dos cards de paciente.</text:span></text:p></table:table-cell><table:table-cell table:style-name="Tabela7.C6" office:value-type="string"><text:p text:style-name="P2" loext:marker-style-name="T6"><text:span text:style-name="T6">O perfil do paciente deve ser aberto.</text:span></text:p></table:table-cell></table:table-row><table:table-row table:style-name="Tabela7.6"><table:table-cell table:style-name="Tabela7.A7" office:value-type="string"><text:p text:style-name="P2" loext:marker-style-name="T6"><text:span text:style-name="T6">006</text:span></text:p></table:table-cell><table:table-cell table:style-name="Tabela7.B7" office:value-type="string"><text:p text:style-name="P2" loext:marker-style-name="T6"><text:span text:style-name="T6">Clique no botão de adicionar paciente.</text:span></text:p></table:table-cell><table:table-cell table:style-name="Tabela7.C7" office:value-type="string"><text:p text:style-name="P2" loext:marker-style-name="T6"><text:span text:style-name="T6">Deve ser redirecionado para a tela de adicionar paciente.</text:span></text:p></table:table-cell></table:table-row><table:table-row table:style-name="Tabela7.6"><table:table-cell table:style-name="Tabela7.A8" office:value-type="string"><text:p text:style-name="P2" loext:marker-style-name="T6"><text:span text:style-name="T6">007</text:span></text:p></table:table-cell><table:table-cell table:style-name="Tabela7.B8" office:value-type="string"><text:p text:style-name="P2" loext:marker-style-name="T6"><text:span text:style-name="T6">(APENAS RESPONSÁVEL)</text:span></text:p><text:p text:style-name="P2" loext:marker-style-name="T6"><text:span text:style-name="T6">Clique no botão cadastrar familiar.</text:span></text:p></table:table-cell><table:table-cell table:style-name="Tabela7.C8" office:value-type="string"><text:p text:style-name="P2" loext:marker-style-name="T6"><text:span text:style-name="T6">Deve ser redirecionado para a tela de cadastrar familiar.</text:span></text:p></table:table-cell></table:table-row><table:table-row table:style-name="Tabela7.6"><table:table-cell table:style-name="Tabela7.A9" office:value-type="string"><text:p text:style-name="P2" loext:marker-style-name="T6"><text:span text:style-name="T6">008</text:span></text:p></table:table-cell><table:table-cell table:style-name="Tabela7.B9" office:value-type="string"><text:p text:style-name="P2" loext:marker-style-name="T6"><text:span text:style-name="T6">(APENAS RESPONSÁVEL)</text:span></text:p><text:p text:style-name="P2" loext:marker-style-name="T6"><text:span text:style-name="T6">Clique no botão adicionar familiar.</text:span></text:p></table:table-cell><table:table-cell table:style-name="Tabela7.C9" office:value-type="string"><text:p text:style-name="P2" loext:marker-style-name="T8"><text:span text:style-name="T6">Deve ser redirecionado para a tela de adicionar familiar.</text:span></text:p></table:table-cell></table:table-row></table:table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 loext:marker-style-name="T2"/>
      <text:p text:style-name="Standard" loext:marker-style-name="T2"><text:span text:style-name="T2">4 – Tela de adição de paciente</text:span><text:span text:style-name="T2"/></text:p>
      <text:p text:style-name="Standard" loext:marker-style-name="T3"><text:span text:style-name="T3">4.1 – Adicionar paciente/ familiar</text:span><text:span text:style-name="T3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column table:style-name="Tabela10.H"/>
        <text:soft-page-break/>
        <table:table-row table:style-name="Tabela10.1">
          <table:table-cell table:style-name="Tabela10.A1" office:value-type="string">
            <text:p text:style-name="P2" loext:marker-style-name="T4"><text:span text:style-name="T4">Prioridade</text:span><text:span text:style-name="T4"/></text:p>
          </table:table-cell>
          <table:table-cell table:style-name="Tabela10.B1" office:value-type="string">
            <text:p text:style-name="P3" loext:marker-style-name="T5"><draw:custom-shape text:anchor-type="char" draw:z-index="45" draw:name="Retângulo 138" draw:style-name="gr1" draw:text-style-name="P4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Alta</text:span><text:span text:style-name="T5"/></text:p>
          </table:table-cell>
          <table:table-cell table:style-name="Tabela10.C1" table:number-columns-spanned="2" office:value-type="string">
            <text:p text:style-name="P3" loext:marker-style-name="T5"><draw:custom-shape text:anchor-type="char" draw:z-index="46" draw:name="Retângulo 139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Média</text:span><text:span text:style-name="T5"/></text:p>
          </table:table-cell>
          <table:covered-table-cell/>
          <table:table-cell table:style-name="Tabela10.E1" table:number-columns-spanned="4" office:value-type="string">
            <text:p text:style-name="P3" loext:marker-style-name="T5"><text:span text:style-name="T5"><text:s text:c="6"/></text:span><draw:custom-shape text:anchor-type="char" draw:z-index="47" draw:name="Retângulo 140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Baixa</text:span><text:span text:style-name="T5"/></text:p>
          </table:table-cell>
          <table:covered-table-cell/>
          <table:covered-table-cell/>
          <table:covered-table-cell/>
        </table:table-row>
        <table:table-row table:style-name="Tabela10.2">
          <table:table-cell table:style-name="Tabela10.A1" office:value-type="string">
            <text:p text:style-name="P2" loext:marker-style-name="T4"><text:span text:style-name="T4">Requisito:</text:span><text:span text:style-name="T4"/></text:p>
          </table:table-cell>
          <table:table-cell table:style-name="Tabela10.B2" office:value-type="string">
            <text:p text:style-name="P3"/>
          </table:table-cell>
          <table:table-cell table:style-name="Tabela10.A1" office:value-type="string">
            <text:p text:style-name="P2" loext:marker-style-name="T4"><text:span text:style-name="T4">Tipo de Requisito:</text:span><text:span text:style-name="T4"/></text:p>
          </table:table-cell>
          <table:table-cell table:style-name="Tabela10.D2" table:number-columns-spanned="3" office:value-type="string">
            <text:p text:style-name="P3" loext:marker-style-name="T6"><text:span text:style-name="T6"><text:s text:c="5"/></text:span><draw:custom-shape text:anchor-type="char" draw:z-index="40" draw:name="Retângulo 141" draw:style-name="gr3" draw:text-style-name="P6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Funcional </text:span><text:span text:style-name="T6"/></text:p>
          </table:table-cell>
          <table:covered-table-cell/>
          <table:covered-table-cell/>
          <table:table-cell table:style-name="Tabela10.G2" table:number-columns-spanned="2" office:value-type="string">
            <text:p text:style-name="P3" loext:marker-style-name="T6"><draw:custom-shape text:anchor-type="char" draw:z-index="41" draw:name="Retângulo 142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s text:c="6"/>Não funcional </text:span><text:span text:style-name="T6"/></text:p>
          </table:table-cell>
          <table:covered-table-cell/>
        </table:table-row>
        <table:table-row table:style-name="Tabela10.3">
          <table:table-cell table:style-name="Tabela10.A3" office:value-type="string">
            <text:p text:style-name="P2" loext:marker-style-name="T4"><text:span text:style-name="T4">ID Teste:</text:span><text:span text:style-name="T4"/></text:p>
          </table:table-cell>
          <table:table-cell table:style-name="Tabela10.B3" office:value-type="string">
            <text:p text:style-name="P3" loext:marker-style-name="T2"><text:span text:style-name="T2">TS04</text:span><text:span text:style-name="T2"/></text:p>
          </table:table-cell>
          <table:table-cell table:style-name="Tabela10.A1" office:value-type="string">
            <text:p text:style-name="P2" loext:marker-style-name="T4"><text:span text:style-name="T4">Tipo de Teste:</text:span><text:span text:style-name="T4"/></text:p>
          </table:table-cell>
          <table:table-cell table:style-name="Tabela10.D3" table:number-columns-spanned="2" office:value-type="string">
            <text:p text:style-name="P3" loext:marker-style-name="T6"><text:span text:style-name="T6">Usabilidade</text:span><text:span text:style-name="T6"/></text:p>
            <text:p text:style-name="P7" loext:marker-style-name="T6"><draw:custom-shape text:anchor-type="char" draw:z-index="42" draw:name="Retângulo 143" draw:style-name="gr2" draw:text-style-name="P5" svg:width="0.281cm" svg:height="0.313cm" svg:x="0.78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table-cell table:style-name="Tabela10.F3" office:value-type="string">
            <text:p text:style-name="P3" loext:marker-style-name="T6"><text:span text:style-name="T6">Desempenho</text:span><text:span text:style-name="T6"/></text:p>
            <text:p text:style-name="P7" loext:marker-style-name="T6"><draw:custom-shape text:anchor-type="char" draw:z-index="43" draw:name="Retângulo 144" draw:style-name="gr2" draw:text-style-name="P5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10.G3" office:value-type="string">
            <text:p text:style-name="P3" loext:marker-style-name="T6"><text:span text:style-name="T6">Funcionalidade</text:span><text:span text:style-name="T6"/></text:p>
            <text:p text:style-name="P7" loext:marker-style-name="T6"><draw:custom-shape text:anchor-type="char" draw:z-index="44" draw:name="Retângulo 145" draw:style-name="gr1" draw:text-style-name="P4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10.H3" office:value-type="string">
            <text:p text:style-name="P3" loext:marker-style-name="T6"><text:span text:style-name="T6">Outro: _____________</text:span><text:span text:style-name="T6"/></text:p>
          </table:table-cell>
        </table:table-row>
        <table:table-row table:style-name="Tabela10.4">
          <table:table-cell table:style-name="Tabela10.A1" office:value-type="string">
            <text:p text:style-name="P2" loext:marker-style-name="T4"><text:span text:style-name="T4">Objetivo do Teste:</text:span><text:span text:style-name="T4"/></text:p>
          </table:table-cell>
          <table:table-cell table:style-name="Tabela10.B4" table:number-columns-spanned="7" office:value-type="string">
            <text:p text:style-name="P3">Testar as funcionalidades da tela de adição de paciente/famili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5">
          <table:table-cell table:style-name="Tabela10.A1" office:value-type="string">
            <text:p text:style-name="P2" loext:marker-style-name="T4"><text:span text:style-name="T4">Motivação para o teste:</text:span><text:span text:style-name="T4"/></text:p>
          </table:table-cell>
          <table:table-cell table:style-name="Tabela10.B5" table:number-columns-spanned="7" office:value-type="string">
            <text:p text:style-name="P3">Garantir a funcionalidade correta da tela de adição de paciente/famili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6">
          <table:table-cell table:style-name="Tabela10.A6" office:value-type="string">
            <text:p text:style-name="P8" loext:marker-style-name="T2"/>
          </table:table-cell>
          <table:table-cell table:style-name="Tabela10.B6" table:number-columns-spanned="7" office:value-type="string">
            <text:p text:style-name="P3"><draw:frame draw:style-name="fr1" draw:name="Quadro5" text:anchor-type="paragraph" svg:x="0cm" svg:y="0.164cm" svg:width="12.993cm" draw:z-index="61" loext:may-break-between-pages="true"><draw:text-box fo:min-height="0cm"><table:table table:name="Tabela9" table:style-name="Tabela9"><table:table-column table:style-name="Tabela9.A"/><table:table-column table:style-name="Tabela9.B"/><table:table-column table:style-name="Tabela9.C"/><table:table-row table:style-name="Tabela9.1"><table:table-cell table:style-name="Tabela9.A1" office:value-type="string"><text:p text:style-name="P2" loext:marker-style-name="T7"><text:span text:style-name="T7">ID</text:span></text:p></table:table-cell><table:table-cell table:style-name="Tabela9.A1" office:value-type="string"><text:p text:style-name="P2" loext:marker-style-name="T7"><text:span text:style-name="T7">Passos</text:span></text:p></table:table-cell><table:table-cell table:style-name="Tabela9.A1" office:value-type="string"><text:p text:style-name="P2" loext:marker-style-name="T7"><text:span text:style-name="T7">Resultado Esperado</text:span></text:p></table:table-cell></table:table-row><table:table-row table:style-name="Tabela9.1"><table:table-cell table:style-name="Tabela9.A2" office:value-type="string"><text:p text:style-name="P2" loext:marker-style-name="T6"><text:span text:style-name="T6">001</text:span></text:p></table:table-cell><table:table-cell table:style-name="Tabela9.B2" office:value-type="string"><text:p text:style-name="P2" loext:marker-style-name="T6"><text:span text:style-name="T6">Preencher input com letras e caracteres especiais.</text:span></text:p></table:table-cell><table:table-cell table:style-name="Tabela9.C2" office:value-type="string"><text:p text:style-name="P2" loext:marker-style-name="T6"><text:span text:style-name="T6">O input deverá ficar vermelho e exibir uma mensagem: “Digite um número de registro de paciente válido”</text:span></text:p></table:table-cell></table:table-row><table:table-row table:style-name="Tabela9.1"><table:table-cell table:style-name="Tabela9.A3" office:value-type="string"><text:p text:style-name="P2" loext:marker-style-name="T6"><text:span text:style-name="T6">002</text:span></text:p></table:table-cell><table:table-cell table:style-name="Tabela9.B3" office:value-type="string"><text:p text:style-name="P2" loext:marker-style-name="T6"><text:span text:style-name="T6">Digite um número de registro válido que realmente exista cadastrado no sistema.</text:span></text:p></table:table-cell><table:table-cell table:style-name="Tabela9.C3" office:value-type="string"><text:p text:style-name="P2" loext:marker-style-name="T6"><text:span text:style-name="T6">Um card de paciente deve aparecer com a foto dele acompanhado das informações pessoais. Caso não encontre o paciente, uma mensagem será exibida no lugar, indicando que o paciente não foi encontrado.</text:span></text:p></table:table-cell></table:table-row><table:table-row table:style-name="Tabela9.1"><table:table-cell table:style-name="Tabela9.A4" office:value-type="string"><text:p text:style-name="P2" loext:marker-style-name="T6"><text:span text:style-name="T6">003</text:span></text:p></table:table-cell><table:table-cell table:style-name="Tabela9.B4" office:value-type="string"><text:p text:style-name="P2" loext:marker-style-name="T6"><text:span text:style-name="T6">Clique no botão de Iniciar avaliação.</text:span></text:p></table:table-cell><table:table-cell table:style-name="Tabela9.C4" office:value-type="string"><text:p text:style-name="P2" loext:marker-style-name="T6"><text:span text:style-name="T6">Deve ser redirecionado para a tela de avaliação comportamental do inventário portage.</text:span></text:p></table:table-cell></table:table-row><table:table-row table:style-name="Tabela9.1"><table:table-cell table:style-name="Tabela9.A5" office:value-type="string"><text:p text:style-name="P2" loext:marker-style-name="T6"><text:span text:style-name="T6">004</text:span></text:p></table:table-cell><table:table-cell table:style-name="Tabela9.B5" office:value-type="string"><text:p text:style-name="P2" loext:marker-style-name="T6"><text:span text:style-name="T6">Clique no botão de adicionar paciente.</text:span></text:p></table:table-cell><table:table-cell table:style-name="Tabela9.C5" office:value-type="string"><text:p text:style-name="P2" loext:marker-style-name="T6"><text:span text:style-name="T6">Caso o input esteja preenchido com um numero de registro válido, o usuário deve ser redirecionado para a tela principal (home), com o paciente já registrado. Caso contrário, deve continuar na mesma tela, até digitar um número de registro válido, ou clicar na seta no canto superior esquerdo para sair da tela.</text:span></text:p></table:table-cell></table:table-row></table:table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 loext:marker-style-name="T6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Standard" loext:marker-style-name="T2"><text:soft-page-break/><text:span text:style-name="T2">5 – Tela de cadastro de familiar</text:span><text:span text:style-name="T2"/></text:p>
      <text:p text:style-name="Standard" loext:marker-style-name="T3"><text:span text:style-name="T3">5.1 – Cadastro de familiar</text:span><text:span text:style-name="T3"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column table:style-name="Tabela12.H"/>
        <table:table-row table:style-name="Tabela12.1">
          <table:table-cell table:style-name="Tabela12.A1" office:value-type="string">
            <text:p text:style-name="P2" loext:marker-style-name="T4"><text:span text:style-name="T4">Prioridade</text:span><text:span text:style-name="T4"/></text:p>
          </table:table-cell>
          <table:table-cell table:style-name="Tabela12.B1" office:value-type="string">
            <text:p text:style-name="P3" loext:marker-style-name="T5"><draw:custom-shape text:anchor-type="char" draw:z-index="53" draw:name="Retângulo 146" draw:style-name="gr1" draw:text-style-name="P4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Alta</text:span><text:span text:style-name="T5"/></text:p>
          </table:table-cell>
          <table:table-cell table:style-name="Tabela12.C1" table:number-columns-spanned="2" office:value-type="string">
            <text:p text:style-name="P3" loext:marker-style-name="T5"><draw:custom-shape text:anchor-type="char" draw:z-index="54" draw:name="Retângulo 147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Média</text:span><text:span text:style-name="T5"/></text:p>
          </table:table-cell>
          <table:covered-table-cell/>
          <table:table-cell table:style-name="Tabela12.E1" table:number-columns-spanned="4" office:value-type="string">
            <text:p text:style-name="P3" loext:marker-style-name="T5"><text:span text:style-name="T5"><text:s text:c="6"/></text:span><draw:custom-shape text:anchor-type="char" draw:z-index="55" draw:name="Retângulo 148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Baixa</text:span><text:span text:style-name="T5"/></text:p>
          </table:table-cell>
          <table:covered-table-cell/>
          <table:covered-table-cell/>
          <table:covered-table-cell/>
        </table:table-row>
        <table:table-row table:style-name="Tabela12.2">
          <table:table-cell table:style-name="Tabela12.A1" office:value-type="string">
            <text:p text:style-name="P2" loext:marker-style-name="T4"><text:span text:style-name="T4">Requisito:</text:span><text:span text:style-name="T4"/></text:p>
          </table:table-cell>
          <table:table-cell table:style-name="Tabela12.B2" office:value-type="string">
            <text:p text:style-name="P3"/>
          </table:table-cell>
          <table:table-cell table:style-name="Tabela12.A1" office:value-type="string">
            <text:p text:style-name="P2" loext:marker-style-name="T4"><text:span text:style-name="T4">Tipo de Requisito:</text:span><text:span text:style-name="T4"/></text:p>
          </table:table-cell>
          <table:table-cell table:style-name="Tabela12.D2" table:number-columns-spanned="3" office:value-type="string">
            <text:p text:style-name="P3" loext:marker-style-name="T6"><text:span text:style-name="T6"><text:s text:c="5"/></text:span><draw:custom-shape text:anchor-type="char" draw:z-index="48" draw:name="Retângulo 149" draw:style-name="gr3" draw:text-style-name="P6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Funcional </text:span><text:span text:style-name="T6"/></text:p>
          </table:table-cell>
          <table:covered-table-cell/>
          <table:covered-table-cell/>
          <table:table-cell table:style-name="Tabela12.G2" table:number-columns-spanned="2" office:value-type="string">
            <text:p text:style-name="P3" loext:marker-style-name="T6"><draw:custom-shape text:anchor-type="char" draw:z-index="49" draw:name="Retângulo 150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s text:c="6"/>Não funcional </text:span><text:span text:style-name="T6"/></text:p>
          </table:table-cell>
          <table:covered-table-cell/>
        </table:table-row>
        <table:table-row table:style-name="Tabela12.3">
          <table:table-cell table:style-name="Tabela12.A3" office:value-type="string">
            <text:p text:style-name="P2" loext:marker-style-name="T4"><text:span text:style-name="T4">ID Teste:</text:span><text:span text:style-name="T4"/></text:p>
          </table:table-cell>
          <table:table-cell table:style-name="Tabela12.B3" office:value-type="string">
            <text:p text:style-name="P3" loext:marker-style-name="T2"><text:span text:style-name="T2">TS05</text:span><text:span text:style-name="T2"/></text:p>
          </table:table-cell>
          <table:table-cell table:style-name="Tabela12.A1" office:value-type="string">
            <text:p text:style-name="P2" loext:marker-style-name="T4"><text:span text:style-name="T4">Tipo de Teste:</text:span><text:span text:style-name="T4"/></text:p>
          </table:table-cell>
          <table:table-cell table:style-name="Tabela12.D3" table:number-columns-spanned="2" office:value-type="string">
            <text:p text:style-name="P3" loext:marker-style-name="T6"><text:span text:style-name="T6">Usabilidade</text:span><text:span text:style-name="T6"/></text:p>
            <text:p text:style-name="P7" loext:marker-style-name="T6"><draw:custom-shape text:anchor-type="char" draw:z-index="50" draw:name="Retângulo 151" draw:style-name="gr2" draw:text-style-name="P5" svg:width="0.281cm" svg:height="0.313cm" svg:x="0.78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table-cell table:style-name="Tabela12.F3" office:value-type="string">
            <text:p text:style-name="P3" loext:marker-style-name="T6"><text:span text:style-name="T6">Desempenho</text:span><text:span text:style-name="T6"/></text:p>
            <text:p text:style-name="P7" loext:marker-style-name="T6"><draw:custom-shape text:anchor-type="char" draw:z-index="51" draw:name="Retângulo 152" draw:style-name="gr2" draw:text-style-name="P5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12.G3" office:value-type="string">
            <text:p text:style-name="P3" loext:marker-style-name="T6"><text:span text:style-name="T6">Funcionalidade</text:span><text:span text:style-name="T6"/></text:p>
            <text:p text:style-name="P7" loext:marker-style-name="T6"><draw:custom-shape text:anchor-type="char" draw:z-index="52" draw:name="Retângulo 153" draw:style-name="gr1" draw:text-style-name="P4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12.H3" office:value-type="string">
            <text:p text:style-name="P3" loext:marker-style-name="T6"><text:span text:style-name="T6">Outro: _____________</text:span><text:span text:style-name="T6"/></text:p>
          </table:table-cell>
        </table:table-row>
        <table:table-row table:style-name="Tabela12.4">
          <table:table-cell table:style-name="Tabela12.A1" office:value-type="string">
            <text:p text:style-name="P2" loext:marker-style-name="T4"><text:span text:style-name="T4">Objetivo do Teste:</text:span><text:span text:style-name="T4"/></text:p>
          </table:table-cell>
          <table:table-cell table:style-name="Tabela12.B4" table:number-columns-spanned="7" office:value-type="string">
            <text:p text:style-name="P3">Testar as funcionalidades da tela de cadastro de famili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5">
          <table:table-cell table:style-name="Tabela12.A1" office:value-type="string">
            <text:p text:style-name="P2" loext:marker-style-name="T4"><text:span text:style-name="T4">Motivação para o teste:</text:span><text:span text:style-name="T4"/></text:p>
          </table:table-cell>
          <table:table-cell table:style-name="Tabela12.B5" table:number-columns-spanned="7" office:value-type="string">
            <text:p text:style-name="P3">Garantir a funcionalidade correta da tela de cadastro de famili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6">
          <table:table-cell table:style-name="Tabela12.A6" office:value-type="string">
            <text:p text:style-name="P8" loext:marker-style-name="T2"/>
          </table:table-cell>
          <table:table-cell table:style-name="Tabela12.B6" table:number-columns-spanned="7" office:value-type="string">
            <text:p text:style-name="P3"><draw:frame draw:style-name="fr1" draw:name="Quadro6" text:anchor-type="paragraph" svg:x="0cm" svg:y="0.164cm" svg:width="12.993cm" draw:z-index="63" loext:may-break-between-pages="true"><draw:text-box fo:min-height="0cm"><table:table table:name="Tabela11" table:style-name="Tabela11"><table:table-column table:style-name="Tabela11.A"/><table:table-column table:style-name="Tabela11.B"/><table:table-column table:style-name="Tabela11.C"/><table:table-row table:style-name="Tabela11.1"><table:table-cell table:style-name="Tabela11.A1" office:value-type="string"><text:p text:style-name="P2" loext:marker-style-name="T7"><text:span text:style-name="T7">ID</text:span></text:p></table:table-cell><table:table-cell table:style-name="Tabela11.A1" office:value-type="string"><text:p text:style-name="P2" loext:marker-style-name="T7"><text:span text:style-name="T7">Passos</text:span></text:p></table:table-cell><table:table-cell table:style-name="Tabela11.A1" office:value-type="string"><text:p text:style-name="P2" loext:marker-style-name="T7"><text:span text:style-name="T7">Resultado Esperado</text:span></text:p></table:table-cell></table:table-row><table:table-row table:style-name="Tabela11.2"><table:table-cell table:style-name="Tabela11.A2" office:value-type="string"><text:p text:style-name="P2" loext:marker-style-name="T6"><text:span text:style-name="T6">001</text:span></text:p></table:table-cell><table:table-cell table:style-name="Tabela11.B2" office:value-type="string"><text:p text:style-name="P2" loext:marker-style-name="T6"><text:span text:style-name="T6">No input de nome, digite números e caracteres especiais.</text:span></text:p></table:table-cell><table:table-cell table:style-name="Tabela11.C2" office:value-type="string"><text:p text:style-name="P2" loext:marker-style-name="T6"><text:span text:style-name="T6">O input deverá ficar vermelho e exibir uma mensagem: “O nome do familiar não pode conter números, nem caracteres especiais”</text:span></text:p></table:table-cell></table:table-row><table:table-row table:style-name="Tabela11.1"><table:table-cell table:style-name="Tabela11.A3" office:value-type="string"><text:p text:style-name="P2" loext:marker-style-name="T6"><text:span text:style-name="T6">002</text:span></text:p></table:table-cell><table:table-cell table:style-name="Tabela11.B3" office:value-type="string"><text:p text:style-name="P2" loext:marker-style-name="T6"><text:span text:style-name="T6">No input de nome, digite mais que 150 caracteres</text:span></text:p></table:table-cell><table:table-cell table:style-name="Tabela11.C3" office:value-type="string"><text:p text:style-name="P2" loext:marker-style-name="T6"><text:span text:style-name="T6">O input deve barrar a quantidade de caracteres em 150.</text:span></text:p></table:table-cell></table:table-row><table:table-row table:style-name="Tabela11.1"><table:table-cell table:style-name="Tabela11.A4" office:value-type="string"><text:p text:style-name="P2" loext:marker-style-name="T6"><text:span text:style-name="T6">003</text:span></text:p></table:table-cell><table:table-cell table:style-name="Tabela11.B4" office:value-type="string"><text:p text:style-name="P2" loext:marker-style-name="T6"><text:span text:style-name="T6">No input de diagnóstico, digite números e caracteres especiais.</text:span></text:p></table:table-cell><table:table-cell table:style-name="Tabela11.C4" office:value-type="string"><text:p text:style-name="P2" loext:marker-style-name="T6"><text:span text:style-name="T6">O input deverá ficar vermelho e exibir uma mensagem: “O diagnóstico do familiar não pode conter números, nem caracteres especiais”</text:span></text:p></table:table-cell></table:table-row><table:table-row table:style-name="Tabela11.5"><table:table-cell table:style-name="Tabela11.A5" office:value-type="string"><text:p text:style-name="P2" loext:marker-style-name="T6"><text:span text:style-name="T6">004</text:span></text:p></table:table-cell><table:table-cell table:style-name="Tabela11.B5" office:value-type="string"><text:p text:style-name="P2" loext:marker-style-name="T6"><text:span text:style-name="T6">No input de diagnóstico, digite mais que 50 caracteres</text:span></text:p></table:table-cell><table:table-cell table:style-name="Tabela11.C5" office:value-type="string"><text:p text:style-name="P2" loext:marker-style-name="T6"><text:span text:style-name="T6">O input deve barrar a quantidade de caracteres em 50.</text:span></text:p></table:table-cell></table:table-row><table:table-row table:style-name="Tabela11.5"><table:table-cell table:style-name="Tabela11.A6" office:value-type="string"><text:p text:style-name="P2" loext:marker-style-name="T6"><text:span text:style-name="T6">005</text:span></text:p></table:table-cell><table:table-cell table:style-name="Tabela11.B6" office:value-type="string"><text:p text:style-name="P2" loext:marker-style-name="T6"><text:span text:style-name="T6">No campo de data de nascimento, digite um caractere especial.</text:span></text:p></table:table-cell><table:table-cell table:style-name="Tabela11.C6" office:value-type="string"><text:p text:style-name="P2" loext:marker-style-name="T6"><text:span text:style-name="T6">O input deve barrar automaticamente, pois permite apenas números.</text:span></text:p></table:table-cell></table:table-row><table:table-row table:style-name="Tabela11.5"><table:table-cell table:style-name="Tabela11.A7" office:value-type="string"><text:p text:style-name="P2" loext:marker-style-name="T6"><text:span text:style-name="T6">006</text:span></text:p></table:table-cell><table:table-cell table:style-name="Tabela11.B7" office:value-type="string"><text:p text:style-name="P2" loext:marker-style-name="T6"><text:span text:style-name="T6">No campo de data de nascimento, digite uma data de nascimento invalida. Ex: 10/18/2072</text:span></text:p></table:table-cell><table:table-cell table:style-name="Tabela11.C7" office:value-type="string"><text:p text:style-name="P2" loext:marker-style-name="T6"><text:span text:style-name="T6">O input data de nascimento deve ficar vermelho, e informar que a data é inválida.</text:span></text:p></table:table-cell></table:table-row><table:table-row table:style-name="Tabela11.5"><table:table-cell table:style-name="Tabela11.A8" office:value-type="string"><text:p text:style-name="P2" loext:marker-style-name="T6"><text:span text:style-name="T6">007</text:span></text:p></table:table-cell><table:table-cell table:style-name="Tabela11.B8" office:value-type="string"><text:p text:style-name="P2" loext:marker-style-name="T6"><text:span text:style-name="T6">Selecione uma das opções em série escolar.</text:span></text:p></table:table-cell><table:table-cell table:style-name="Tabela11.C8" office:value-type="string"><text:p text:style-name="P2" loext:marker-style-name="T6"><text:span text:style-name="T6">O input deve permanecer preenchido.</text:span></text:p></table:table-cell></table:table-row><table:table-row table:style-name="Tabela11.5"><table:table-cell table:style-name="Tabela11.A9" office:value-type="string"><text:p text:style-name="P2" loext:marker-style-name="T6"><text:span text:style-name="T6">008</text:span></text:p></table:table-cell><table:table-cell table:style-name="Tabela11.B9" office:value-type="string"><text:p text:style-name="P2" loext:marker-style-name="T6"><text:span text:style-name="T6">Selecione uma das opções em grau de suporte .</text:span></text:p></table:table-cell><table:table-cell table:style-name="Tabela11.C9" office:value-type="string"><text:p text:style-name="P2" loext:marker-style-name="T6"><text:span text:style-name="T6">O input deve permanecer preenchido</text:span></text:p></table:table-cell></table:table-row><table:table-row table:style-name="Tabela11.5"><table:table-cell table:style-name="Tabela11.A10" office:value-type="string"><text:p text:style-name="P2" loext:marker-style-name="T6"><text:span text:style-name="T6">009</text:span></text:p></table:table-cell><table:table-cell table:style-name="Tabela11.B10" office:value-type="string"><text:p text:style-name="P2" loext:marker-style-name="T6"><text:span text:style-name="T6">Clique no botão Salvar</text:span></text:p></table:table-cell><table:table-cell table:style-name="Tabela11.C10" office:value-type="string"><text:p text:style-name="P2" loext:marker-style-name="T6"><text:span text:style-name="T6">Os dados inseridos passarão por uma validação no sistema, se tudo der certo, o responsável será redirecionado para a tela principal com o familiar já cadastrado. Caso contrário, continuara na mesma tela até preencher os dados corretamente, ou voltar clicando no ícone de seta no canto superior esquerdo.</text:span></text:p></table:table-cell></table:table-row></table:table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 loext:marker-style-name="T6"/>
      <text:p text:style-name="P11" loext:marker-style-name="T2"/>
      <text:p text:style-name="P12" loext:marker-style-name="T2"><text:span text:style-name="T9">7</text:span><text:span text:style-name="T2"> – Tela d</text:span><text:span text:style-name="T9">e atividades</text:span></text:p>
      <text:p text:style-name="P12" loext:marker-style-name="T3"><text:span text:style-name="T10">7</text:span><text:span text:style-name="T3">.1 – </text:span><text:span text:style-name="T10">Atividades</text:span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13" loext:marker-style-name="T4"><text:span text:style-name="T4">Prioridade</text:span></text:p>
          </table:table-cell>
          <table:table-cell table:style-name="Tabela15.B1" office:value-type="string">
            <text:p text:style-name="P14" loext:marker-style-name="T5"><draw:custom-shape text:anchor-type="char" draw:z-index="69" draw:name="Retângulo 154" draw:style-name="gr1" draw:text-style-name="P4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Alta</text:span></text:p>
          </table:table-cell>
          <table:table-cell table:style-name="Tabela15.C1" table:number-columns-spanned="2" office:value-type="string">
            <text:p text:style-name="P14" loext:marker-style-name="T5"><draw:custom-shape text:anchor-type="char" draw:z-index="70" draw:name="Retângulo 155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Média</text:span></text:p>
          </table:table-cell>
          <table:covered-table-cell/>
          <table:table-cell table:style-name="Tabela15.E1" table:number-columns-spanned="4" office:value-type="string">
            <text:p text:style-name="P14" loext:marker-style-name="T5"><text:span text:style-name="T5"><text:s text:c="6"/></text:span><draw:custom-shape text:anchor-type="char" draw:z-index="71" draw:name="Retângulo 156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Baixa</text:span></text:p>
          </table:table-cell>
          <table:covered-table-cell/>
          <table:covered-table-cell/>
          <table:covered-table-cell/>
        </table:table-row>
        <table:table-row table:style-name="Tabela15.2">
          <table:table-cell table:style-name="Tabela15.A1" office:value-type="string">
            <text:p text:style-name="P13" loext:marker-style-name="T4"><text:span text:style-name="T4">Requisito:</text:span></text:p>
          </table:table-cell>
          <table:table-cell table:style-name="Tabela15.B2" office:value-type="string">
            <text:p text:style-name="P14"/>
          </table:table-cell>
          <table:table-cell table:style-name="Tabela15.A1" office:value-type="string">
            <text:p text:style-name="P13" loext:marker-style-name="T4"><text:span text:style-name="T4">Tipo de Requisito:</text:span></text:p>
          </table:table-cell>
          <table:table-cell table:style-name="Tabela15.D2" table:number-columns-spanned="3" office:value-type="string">
            <text:p text:style-name="P14" loext:marker-style-name="T6"><text:span text:style-name="T6"><text:s text:c="5"/></text:span><draw:custom-shape text:anchor-type="char" draw:z-index="64" draw:name="Retângulo 157" draw:style-name="gr3" draw:text-style-name="P6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Funcional </text:span></text:p>
          </table:table-cell>
          <table:covered-table-cell/>
          <table:covered-table-cell/>
          <table:table-cell table:style-name="Tabela15.G2" table:number-columns-spanned="2" office:value-type="string">
            <text:p text:style-name="P14" loext:marker-style-name="T6"><draw:custom-shape text:anchor-type="char" draw:z-index="65" draw:name="Retângulo 158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s text:c="6"/>Não funcional </text:span></text:p>
          </table:table-cell>
          <table:covered-table-cell/>
        </table:table-row>
        <table:table-row table:style-name="Tabela15.3">
          <table:table-cell table:style-name="Tabela15.A3" office:value-type="string">
            <text:p text:style-name="P13" loext:marker-style-name="T4"><text:span text:style-name="T4">ID Teste:</text:span></text:p>
          </table:table-cell>
          <table:table-cell table:style-name="Tabela15.B3" office:value-type="string">
            <text:p text:style-name="P14" loext:marker-style-name="T2"><text:span text:style-name="T2">TS0</text:span><text:span text:style-name="T11">7</text:span></text:p>
          </table:table-cell>
          <table:table-cell table:style-name="Tabela15.A1" office:value-type="string">
            <text:p text:style-name="P13" loext:marker-style-name="T4"><text:span text:style-name="T4">Tipo de Teste:</text:span></text:p>
          </table:table-cell>
          <table:table-cell table:style-name="Tabela15.D3" table:number-columns-spanned="2" office:value-type="string">
            <text:p text:style-name="P14" loext:marker-style-name="T6"><text:span text:style-name="T6">Usabilidade</text:span></text:p>
            <text:p text:style-name="P15" loext:marker-style-name="T6"><draw:custom-shape text:anchor-type="char" draw:z-index="66" draw:name="Retângulo 159" draw:style-name="gr2" draw:text-style-name="P5" svg:width="0.281cm" svg:height="0.313cm" svg:x="0.78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table-cell table:style-name="Tabela15.F3" office:value-type="string">
            <text:p text:style-name="P14" loext:marker-style-name="T6"><text:span text:style-name="T6">Desempenho</text:span></text:p>
            <text:p text:style-name="P15" loext:marker-style-name="T6"><draw:custom-shape text:anchor-type="char" draw:z-index="67" draw:name="Retângulo 160" draw:style-name="gr2" draw:text-style-name="P5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15.G3" office:value-type="string">
            <text:p text:style-name="P14" loext:marker-style-name="T6"><text:span text:style-name="T6">Funcionalidade</text:span></text:p>
            <text:p text:style-name="P15" loext:marker-style-name="T6"><draw:custom-shape text:anchor-type="char" draw:z-index="68" draw:name="Retângulo 161" draw:style-name="gr1" draw:text-style-name="P4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15.H3" office:value-type="string">
            <text:p text:style-name="P14" loext:marker-style-name="T6"><text:span text:style-name="T6">Outro: _____________</text:span></text:p>
          </table:table-cell>
        </table:table-row>
        <table:table-row table:style-name="Tabela15.4">
          <table:table-cell table:style-name="Tabela15.A1" office:value-type="string">
            <text:p text:style-name="P13" loext:marker-style-name="T4"><text:span text:style-name="T4">Objetivo do Teste:</text:span></text:p>
          </table:table-cell>
          <table:table-cell table:style-name="Tabela15.B4" table:number-columns-spanned="7" office:value-type="string">
            <text:p text:style-name="P14">Testar as funcionalidades da tela de <text:span text:style-name="T12">a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5">
          <table:table-cell table:style-name="Tabela15.A1" office:value-type="string">
            <text:p text:style-name="P13" loext:marker-style-name="T4"><text:span text:style-name="T4">Motivação para o teste:</text:span></text:p>
          </table:table-cell>
          <table:table-cell table:style-name="Tabela15.B5" table:number-columns-spanned="7" office:value-type="string">
            <text:p text:style-name="P14">Garantir a funcionalidade correta da t<text:span text:style-name="T12">ela de a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6">
          <table:table-cell table:style-name="Tabela15.A6" office:value-type="string">
            <text:p text:style-name="P16" loext:marker-style-name="T2"/>
          </table:table-cell>
          <table:table-cell table:style-name="Tabela15.B6" table:number-columns-spanned="7" office:value-type="string">
            <text:p text:style-name="P14"><draw:frame draw:style-name="fr1" draw:name="Quadro7" text:anchor-type="paragraph" svg:x="0cm" svg:y="0.164cm" svg:width="12.993cm" draw:z-index="73" loext:may-break-between-pages="true"><draw:text-box fo:min-height="0cm"><table:table table:name="Tabela13" table:style-name="Tabela13"><table:table-column table:style-name="Tabela13.A"/><table:table-column table:style-name="Tabela13.B"/><table:table-column table:style-name="Tabela13.C"/><table:table-row table:style-name="Tabela13.1"><table:table-cell table:style-name="Tabela13.A1" office:value-type="string"><text:p text:style-name="P2" loext:marker-style-name="T7"><text:span text:style-name="T7">ID</text:span></text:p></table:table-cell><table:table-cell table:style-name="Tabela13.A1" office:value-type="string"><text:p text:style-name="P2" loext:marker-style-name="T7"><text:span text:style-name="T7">Passos</text:span></text:p></table:table-cell><table:table-cell table:style-name="Tabela13.A1" office:value-type="string"><text:p text:style-name="P2" loext:marker-style-name="T7"><text:span text:style-name="T7">Resultado Esperado</text:span></text:p></table:table-cell></table:table-row><table:table-row table:style-name="Tabela13.1"><table:table-cell table:style-name="Tabela13.A2" office:value-type="string"><text:p text:style-name="P2" loext:marker-style-name="T6"><text:span text:style-name="T6">001</text:span></text:p></table:table-cell><table:table-cell table:style-name="Tabela13.B2" office:value-type="string"><text:p text:style-name="P17" loext:marker-style-name="T6"><text:span text:style-name="T6">Clique no botão de adicionar atividade.</text:span></text:p></table:table-cell><table:table-cell table:style-name="Tabela13.C2" office:value-type="string"><text:p text:style-name="P17" loext:marker-style-name="T6"><text:span text:style-name="T6">O usuário deve ser redirecionado para a tela de cadastro de atividade.</text:span></text:p></table:table-cell></table:table-row><table:table-row table:style-name="Tabela13.1"><table:table-cell table:style-name="Tabela13.A3" office:value-type="string"><text:p text:style-name="P2" loext:marker-style-name="T6"><text:span text:style-name="T6">002</text:span></text:p></table:table-cell><table:table-cell table:style-name="Tabela13.B3" office:value-type="string"><text:p text:style-name="P18" loext:marker-style-name="T6">Clique em um dos cards de atividades cadastradas.</text:p></table:table-cell><table:table-cell table:style-name="Tabela13.C3" office:value-type="string"><text:p text:style-name="P18" loext:marker-style-name="T6">O card deve abrir, e mostrar opções do que fazer com aquela atividade.</text:p></table:table-cell></table:table-row><table:table-row table:style-name="Tabela13.1"><table:table-cell table:style-name="Tabela13.A4" office:value-type="string"><text:p text:style-name="P18" loext:marker-style-name="T6">003</text:p></table:table-cell><table:table-cell table:style-name="Tabela13.B4" office:value-type="string"><text:p text:style-name="P18" loext:marker-style-name="T6">Clique no botão de excluir atividade.</text:p></table:table-cell><table:table-cell table:style-name="Tabela13.C4" office:value-type="string"><text:p text:style-name="P18" loext:marker-style-name="T6">Um card deve aparecer na tela perguntando se o usuário realmente tem certeza do que ele está fazendo. Clique no botão de confirmação, para excluir a atividade.</text:p></table:table-cell></table:table-row><table:table-row table:style-name="Tabela13.1"><table:table-cell table:style-name="Tabela13.A5" office:value-type="string"><text:p text:style-name="P18" loext:marker-style-name="T6">004</text:p></table:table-cell><table:table-cell table:style-name="Tabela13.B5" office:value-type="string"><text:p text:style-name="P18" loext:marker-style-name="T6">Clique no botão de editar atividade.</text:p></table:table-cell><table:table-cell table:style-name="Tabela13.C5" office:value-type="string"><text:p text:style-name="P18" loext:marker-style-name="T6">O usuário deve ser redirecionado a tela de edição de atividade, realize alterações da questão e peso de atividade e salve as alterações, assim que salvar, o usuário deve ser redirecionado a tela de atividades cadastradas, <text:span text:style-name="T12">já com a atividade atualizada.</text:span></text:p></table:table-cell></table:table-row><table:table-row table:style-name="Tabela13.1"><table:table-cell table:style-name="Tabela13.A6" office:value-type="string"><text:p text:style-name="P18" loext:marker-style-name="T6">005</text:p></table:table-cell><table:table-cell table:style-name="Tabela13.B6" office:value-type="string"><text:p text:style-name="P18" loext:marker-style-name="T6">Clique no botão de realizar tentativa.</text:p></table:table-cell><table:table-cell table:style-name="Tabela13.C6" office:value-type="string"><text:p text:style-name="P19" loext:marker-style-name="T6">O usuário deve ser redirecionado a tela de realização de tentativa.</text:p></table:table-cell></table:table-row><table:table-row table:style-name="Tabela13.1"><table:table-cell table:style-name="Tabela13.A7" office:value-type="string"><text:p text:style-name="P18" loext:marker-style-name="T6">006</text:p></table:table-cell><table:table-cell table:style-name="Tabela13.B7" office:value-type="string"><text:p text:style-name="P18" loext:marker-style-name="T6">Clique no botão de declarar habilidade.</text:p></table:table-cell><table:table-cell table:style-name="Tabela13.C7" office:value-type="string"><text:p text:style-name="P20" loext:marker-style-name="T6">Um card deve aparecer na tela perguntando se o usuário realmente tem certeza do que ele está fazendo. Clique no botão de confirmação, para <text:span text:style-name="T12">declarar o desenvolvimento daquele comportamento</text:span>.</text:p></table:table-cell></table:table-row><table:table-row table:style-name="Tabela13.1"><table:table-cell table:style-name="Tabela13.A8" office:value-type="string"><text:p text:style-name="P18" loext:marker-style-name="T6">007</text:p></table:table-cell><table:table-cell table:style-name="Tabela13.B8" office:value-type="string"><text:p text:style-name="P18" loext:marker-style-name="T6">Clique no botão de histórico de tentativas.</text:p></table:table-cell><table:table-cell table:style-name="Tabela13.C8" office:value-type="string"><text:p text:style-name="P19" loext:marker-style-name="T6">O usuário deve ser redirecionado para a tela do histórico de tentativas daquela atividade.</text:p></table:table-cell></table:table-row></table:table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 loext:marker-style-name="T6"/>
      <text:p text:style-name="P22" loext:marker-style-name="T2"><text:span text:style-name="T11">8</text:span><text:span text:style-name="T2"> – Tela d</text:span><text:span text:style-name="T9">e </text:span><text:span text:style-name="T11">realização de tentativas</text:span></text:p>
      <text:p text:style-name="P22" loext:marker-style-name="T3"><text:span text:style-name="T13">8</text:span><text:span text:style-name="T3">.1 – </text:span><text:span text:style-name="T13">Realizar tentativa</text:span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column table:style-name="Tabela16.H"/>
        <table:table-row table:style-name="Tabela16.1">
          <table:table-cell table:style-name="Tabela16.A1" office:value-type="string">
            <text:p text:style-name="P23" loext:marker-style-name="T4"><text:span text:style-name="T4">Prioridade</text:span></text:p>
          </table:table-cell>
          <table:table-cell table:style-name="Tabela16.B1" office:value-type="string">
            <text:p text:style-name="P24" loext:marker-style-name="T5"><draw:custom-shape text:anchor-type="char" draw:z-index="79" draw:name="Retângulo 11" draw:style-name="gr1" draw:text-style-name="P4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Alta</text:span></text:p>
          </table:table-cell>
          <table:table-cell table:style-name="Tabela16.C1" table:number-columns-spanned="2" office:value-type="string">
            <text:p text:style-name="P24" loext:marker-style-name="T5"><draw:custom-shape text:anchor-type="char" draw:z-index="80" draw:name="Retângulo 12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7"/>Média</text:span></text:p>
          </table:table-cell>
          <table:covered-table-cell/>
          <table:table-cell table:style-name="Tabela16.E1" table:number-columns-spanned="4" office:value-type="string">
            <text:p text:style-name="P24" loext:marker-style-name="T5"><text:span text:style-name="T5"><text:s text:c="6"/></text:span><draw:custom-shape text:anchor-type="char" draw:z-index="81" draw:name="Retângulo 16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Baixa</text:span></text:p>
          </table:table-cell>
          <table:covered-table-cell/>
          <table:covered-table-cell/>
          <table:covered-table-cell/>
        </table:table-row>
        <table:table-row table:style-name="Tabela16.2">
          <table:table-cell table:style-name="Tabela16.A1" office:value-type="string">
            <text:p text:style-name="P23" loext:marker-style-name="T4"><text:span text:style-name="T4">Requisito:</text:span></text:p>
          </table:table-cell>
          <table:table-cell table:style-name="Tabela16.B2" office:value-type="string">
            <text:p text:style-name="P24"/>
          </table:table-cell>
          <table:table-cell table:style-name="Tabela16.A1" office:value-type="string">
            <text:p text:style-name="P23" loext:marker-style-name="T4"><text:span text:style-name="T4">Tipo de Requisito:</text:span></text:p>
          </table:table-cell>
          <table:table-cell table:style-name="Tabela16.D2" table:number-columns-spanned="3" office:value-type="string">
            <text:p text:style-name="P24" loext:marker-style-name="T6"><text:span text:style-name="T6"><text:s text:c="5"/></text:span><draw:custom-shape text:anchor-type="char" draw:z-index="74" draw:name="Retângulo 6" draw:style-name="gr3" draw:text-style-name="P6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Funcional </text:span></text:p>
          </table:table-cell>
          <table:covered-table-cell/>
          <table:covered-table-cell/>
          <table:table-cell table:style-name="Tabela16.G2" table:number-columns-spanned="2" office:value-type="string">
            <text:p text:style-name="P24" loext:marker-style-name="T6"><draw:custom-shape text:anchor-type="char" draw:z-index="75" draw:name="Retângulo 7" draw:style-name="gr2" draw:text-style-name="P5" svg:width="0.281cm" svg:height="0.313cm" svg:x="0.009cm" svg:y="0.09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s text:c="6"/>Não funcional </text:span></text:p>
          </table:table-cell>
          <table:covered-table-cell/>
        </table:table-row>
        <table:table-row table:style-name="Tabela16.3">
          <table:table-cell table:style-name="Tabela16.A3" office:value-type="string">
            <text:p text:style-name="P23" loext:marker-style-name="T4"><text:span text:style-name="T4">ID Teste:</text:span></text:p>
          </table:table-cell>
          <table:table-cell table:style-name="Tabela16.B3" office:value-type="string">
            <text:p text:style-name="P24" loext:marker-style-name="T2"><text:span text:style-name="T2">TS0</text:span><text:span text:style-name="T11">8</text:span></text:p>
          </table:table-cell>
          <table:table-cell table:style-name="Tabela16.A1" office:value-type="string">
            <text:p text:style-name="P23" loext:marker-style-name="T4"><text:span text:style-name="T4">Tipo de Teste:</text:span></text:p>
          </table:table-cell>
          <table:table-cell table:style-name="Tabela16.D3" table:number-columns-spanned="2" office:value-type="string">
            <text:p text:style-name="P24" loext:marker-style-name="T6"><text:span text:style-name="T6">Usabilidade</text:span></text:p>
            <text:p text:style-name="P25" loext:marker-style-name="T6"><draw:custom-shape text:anchor-type="char" draw:z-index="76" draw:name="Retângulo 8" draw:style-name="gr2" draw:text-style-name="P5" svg:width="0.281cm" svg:height="0.313cm" svg:x="0.78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covered-table-cell/>
          <table:table-cell table:style-name="Tabela16.F3" office:value-type="string">
            <text:p text:style-name="P24" loext:marker-style-name="T6"><text:span text:style-name="T6">Desempenho</text:span></text:p>
            <text:p text:style-name="P25" loext:marker-style-name="T6"><draw:custom-shape text:anchor-type="char" draw:z-index="77" draw:name="Retângulo 9" draw:style-name="gr2" draw:text-style-name="P5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16.G3" office:value-type="string">
            <text:p text:style-name="P24" loext:marker-style-name="T6"><text:span text:style-name="T6">Funcionalidade</text:span></text:p>
            <text:p text:style-name="P25" loext:marker-style-name="T6"><draw:custom-shape text:anchor-type="char" draw:z-index="78" draw:name="Retângulo 10" draw:style-name="gr1" draw:text-style-name="P4" svg:width="0.281cm" svg:height="0.313cm" svg:x="0.954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16.H3" office:value-type="string">
            <text:p text:style-name="P24" loext:marker-style-name="T6"><text:span text:style-name="T6">Outro: _____________</text:span></text:p>
          </table:table-cell>
        </table:table-row>
        <table:table-row table:style-name="Tabela16.4">
          <table:table-cell table:style-name="Tabela16.A1" office:value-type="string">
            <text:p text:style-name="P23" loext:marker-style-name="T4"><text:span text:style-name="T4">Objetivo do Teste:</text:span></text:p>
          </table:table-cell>
          <table:table-cell table:style-name="Tabela16.B4" table:number-columns-spanned="7" office:value-type="string">
            <text:p text:style-name="P26">Testar funcionalidades da tela de realização de tentativa da ativ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5">
          <table:table-cell table:style-name="Tabela16.A1" office:value-type="string">
            <text:p text:style-name="P23" loext:marker-style-name="T4"><text:span text:style-name="T4">Motivação para o teste:</text:span></text:p>
          </table:table-cell>
          <table:table-cell table:style-name="Tabela16.B5" table:number-columns-spanned="7" office:value-type="string">
            <text:p text:style-name="P24">Garantir a funcionalidade correta d<text:span text:style-name="T12">a tela de realização de tentativ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6">
          <table:table-cell table:style-name="Tabela16.A6" office:value-type="string">
            <text:p text:style-name="P27" loext:marker-style-name="T2"/>
          </table:table-cell>
          <table:table-cell table:style-name="Tabela16.B6" table:number-columns-spanned="7" office:value-type="string">
            <text:p text:style-name="P24"><draw:frame draw:style-name="fr1" draw:name="Quadro8" text:anchor-type="paragraph" svg:x="0cm" svg:y="0.164cm" svg:width="12.993cm" draw:z-index="82" loext:may-break-between-pages="true"><draw:text-box fo:min-height="0cm"><table:table table:name="Tabela17" table:style-name="Tabela17"><table:table-column table:style-name="Tabela17.A"/><table:table-column table:style-name="Tabela17.B"/><table:table-column table:style-name="Tabela17.C"/><table:table-row table:style-name="Tabela17.1"><table:table-cell table:style-name="Tabela17.A1" office:value-type="string"><text:p text:style-name="P2" loext:marker-style-name="T7"><text:span text:style-name="T7">ID</text:span></text:p></table:table-cell><table:table-cell table:style-name="Tabela17.A1" office:value-type="string"><text:p text:style-name="P2" loext:marker-style-name="T7"><text:span text:style-name="T7">Passos</text:span></text:p></table:table-cell><table:table-cell table:style-name="Tabela17.A1" office:value-type="string"><text:p text:style-name="P2" loext:marker-style-name="T7"><text:span text:style-name="T7">Resultado Esperado</text:span></text:p></table:table-cell></table:table-row><table:table-row table:style-name="Tabela17.1"><table:table-cell table:style-name="Tabela17.A2" office:value-type="string"><text:p text:style-name="P2" loext:marker-style-name="T6"><text:span text:style-name="T6">001</text:span></text:p></table:table-cell><table:table-cell table:style-name="Tabela17.B2" office:value-type="string"><text:p text:style-name="P28" loext:marker-style-name="T6"><text:span text:style-name="T6">Preencha os campos necessários, menos observações.</text:span></text:p></table:table-cell><table:table-cell table:style-name="Tabela17.C2" office:value-type="string"><text:p text:style-name="P28" loext:marker-style-name="T6"><text:span text:style-name="T6">Os dados de envio serão validados pelo sistema, e mesmo que o campo de observações esteja vazio, a tentativa deve ser cadastrada.</text:span></text:p></table:table-cell></table:table-row><table:table-row table:style-name="Tabela17.1"><table:table-cell table:style-name="Tabela17.A3" office:value-type="string"><text:p text:style-name="P2" loext:marker-style-name="T6"><text:span text:style-name="T6">002</text:span></text:p></table:table-cell><table:table-cell table:style-name="Tabela17.B3" office:value-type="string"><text:p text:style-name="P19" loext:marker-style-name="T6">No campo de observações, digite mais que 1500 caracteres.</text:p></table:table-cell><table:table-cell table:style-name="Tabela17.C3" office:value-type="string"><text:p text:style-name="P19" loext:marker-style-name="T6">O campo deve barrar a inserção de mais de 1500 caracteres.</text:p></table:table-cell></table:table-row></table:table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 loext:marker-style-name="T6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a14" style:family="table">
      <style:table-properties style:width="16.503cm" fo:margin-left="-0.25cm" fo:margin-top="0cm" fo:margin-bottom="0cm" table:align="left" style:writing-mode="page"/>
    </style:style>
    <style:style style:name="Tabela14.A" style:family="table-column">
      <style:table-column-properties style:column-width="6.295cm"/>
    </style:style>
    <style:style style:name="Tabela14.B" style:family="table-column">
      <style:table-column-properties style:column-width="2.706cm"/>
    </style:style>
    <style:style style:name="Tabela14.C" style:family="table-column">
      <style:table-column-properties style:column-width="1.896cm"/>
    </style:style>
    <style:style style:name="Tabela14.D" style:family="table-column">
      <style:table-column-properties style:column-width="5.606cm"/>
    </style:style>
    <style:style style:name="Tabela14.1" style:family="table-row">
      <style:table-row-properties style:min-row-height="0.688cm"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4.3" style:family="table-row">
      <style:table-row-properties style:min-row-height="0.556cm" fo:keep-together="auto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style:font-name="Verdana"/>
    </style:style>
    <style:style style:name="MT1" style:family="text">
      <style:text-properties style:font-name="Verdana" fo:font-size="10pt" fo:font-weight="bold" style:font-size-asian="10pt" style:font-weight-asian="bold" style:font-size-complex="10pt"/>
    </style:style>
    <style:style style:name="MT2" style:family="text">
      <style:text-properties style:font-name="Verdana"/>
    </style:style>
    <style:style style:name="MT3" style:family="text">
      <style:text-properties style:font-name="Verdana" fo:font-weight="bold" style:font-weight-asian="bold"/>
    </style:style>
    <style:style style:name="MT4" style:family="text">
      <style:text-properties style:font-name="Verdana" fo:font-size="10pt" style:font-size-asian="10pt" style:font-size-complex="10pt"/>
    </style:style>
    <style:style style:name="MT5" style:family="text">
      <style:text-properties fo:color="#808080" loext:opacity="100%" style:font-name="Verdana" fo:font-size="9pt" style:font-size-asian="9pt" style:font-family-complex="Tahoma" style:font-family-generic-complex="system" style:font-pitch-complex="variable" style:font-size-complex="9pt"/>
    </style:style>
    <style:style style:name="MT6" style:family="text">
      <style:text-properties fo:color="#808080" loext:opacity="100%" style:font-name="Verdana" fo:font-size="9pt" fo:font-weight="bold" style:font-size-asian="9pt" style:font-weight-asian="bold" style:font-family-complex="Tahoma" style:font-family-generic-complex="system" style:font-pitch-complex="variable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row table:style-name="Tabela14.1">
            <table:table-cell table:style-name="Tabela14.A1" table:number-rows-spanned="2" office:value-type="string">
              <text:p text:style-name="MP1"><draw:frame draw:style-name="Mfr1" draw:name="Imagem 6" text:anchor-type="as-char" svg:width="5.33cm" svg:height="1.36cm" draw:z-index="7"><draw:image xlink:href="Pictures/10000000000005A00000016FE3C67FFC.jpg" xlink:type="simple" xlink:show="embed" xlink:actuate="onLoad" draw:mime-type="image/jpeg"/><svg:desc>http://www.cursolideranca.com.br/wp-content/uploads/2015/11/logo-senai.jpg</svg:desc></draw:frame></text:p>
            </table:table-cell>
            <table:table-cell table:style-name="Tabela14.A1" table:number-columns-spanned="2" office:value-type="string">
              <text:p text:style-name="MP1" loext:marker-style-name="MT1"><text:span text:style-name="MT1">Projeto</text:span><text:span text:style-name="MT1"/></text:p>
            </table:table-cell>
            <table:covered-table-cell/>
            <table:table-cell table:style-name="Tabela14.A1" table:number-rows-spanned="2" office:value-type="string">
              <text:p text:style-name="MP1" loext:marker-style-name="MT2"><text:span text:style-name="MT3">TS - Nº 2026 </text:span><text:span text:style-name="MT2">/001</text:span></text:p>
            </table:table-cell>
          </table:table-row>
          <table:table-row table:style-name="Tabela14.1">
            <table:covered-table-cell table:style-name="Tabela14.A1"/>
            <table:table-cell table:style-name="Tabela14.A1" table:number-columns-spanned="2" office:value-type="string">
              <text:p text:style-name="MP1" loext:marker-style-name="MT2"><text:span text:style-name="MT2">Espectra</text:span><text:span text:style-name="MT2"/></text:p>
            </table:table-cell>
            <table:covered-table-cell/>
            <table:covered-table-cell table:style-name="Tabela14.A1"/>
          </table:table-row>
          <table:table-row table:style-name="Tabela14.3">
            <table:table-cell table:style-name="Tabela14.A1" office:value-type="string">
              <text:p text:style-name="MP1" loext:marker-style-name="MT1"><text:span text:style-name="MT1">Roteiro de Teste de Software</text:span><text:span text:style-name="MT1"/></text:p>
            </table:table-cell>
            <table:table-cell table:style-name="Tabela14.A1" office:value-type="string">
              <text:p text:style-name="MP1" loext:marker-style-name="MT4"><text:span text:style-name="MT1">Revisão</text:span><text:span text:style-name="MT4">: 01</text:span></text:p>
            </table:table-cell>
            <table:table-cell table:style-name="Tabela14.A1" table:number-columns-spanned="2" office:value-type="string">
              <text:p text:style-name="MP1" loext:marker-style-name="MT4"><text:span text:style-name="MT1">Data</text:span><text:span text:style-name="MT4">: 28/04/2026</text:span></text:p>
            </table:table-cell>
            <table:covered-table-cell/>
          </table:table-row>
        </table:table>
        <text:p text:style-name="Header"/>
      </style:header>
      <style:footer>
        <text:p text:style-name="MP2" loext:marker-style-name="MT5"><text:span text:style-name="MT6">Projeto Profissional de Software - </text:span><text:span text:style-name="MT5">1º Sem. 2026 – SENAI JANDIRA – SP <text:s text:c="3"/></text:span><text:span text:style-name="MT6">Pág. </text:span><text:span text:style-name="MT6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EL NEVES TEIXEIRA</meta:initial-creator>
    <meta:editing-cycles>3</meta:editing-cycles>
    <meta:creation-date>2026-04-29T01:24:00</meta:creation-date>
    <dc:date>2026-04-29T11:44:27.223614836</dc:date>
    <meta:editing-duration>PT45M56S</meta:editing-duration>
    <meta:generator>LibreOffice/25.2.3.2$Linux_X86_64 LibreOffice_project/520$Build-2</meta:generator>
    <meta:document-statistic meta:table-count="17" meta:image-count="1" meta:object-count="0" meta:page-count="8" meta:paragraph-count="351" meta:word-count="1785" meta:character-count="11246" meta:non-whitespace-character-count="9524"/>
    <meta:user-defined meta:name="AppVersion">16.0000</meta:user-defined>
    <meta:template xlink:type="simple" xlink:actuate="onRequest" xlink:title="Normal" xlink:href=""/>
  </office:meta>
</office:document-meta>
</file>